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HG ゴシックB Sun" svg:font-family="&quot;HG ゴシックB Sun&quot;"/>
    <style:font-face style:name="ＭＳ Ｐゴシック" svg:font-family="&quot;ＭＳ Ｐゴシック&quot;"/>
    <style:font-face style:name="Droid Sans Fallback" svg:font-family="&quot;Droid Sans Fallb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51"/>
    <style:style style:name="ce4" style:family="table-cell" style:parent-style-name="Default" style:data-style-name="N48"/>
    <style:style style:name="ce5" style:family="table-cell" style:parent-style-name="Default" style:data-style-name="N49"/>
    <style:style style:name="ce6" style:family="table-cell" style:parent-style-name="Default" style:data-style-name="N0">
      <style:table-cell-properties style:vertical-align="middle" fo:wrap-option="wrap"/>
      <style:text-properties style:font-name="HG ゴシックB Sun" style:font-name-asian="HG ゴシックB Sun" style:font-name-complex="HG ゴシックB Sun" fo:font-size="10pt" style:font-size-asian="10pt" style:font-size-complex="10pt" style:font-family-generic="modern"/>
    </style:style>
    <style:style style:name="ce7" style:family="table-cell" style:parent-style-name="Default" style:data-style-name="N2">
      <style:text-properties style:font-name="Droid Sans Fallback" style:font-name-asian="Droid Sans Fallback" style:font-name-complex="Droid Sans Fallback"/>
    </style:style>
    <style:style style:name="ce8" style:family="table-cell" style:parent-style-name="Default" style:data-style-name="N48">
      <style:text-properties style:font-name="Droid Sans Fallback" style:font-name-asian="Droid Sans Fallback" style:font-name-complex="Droid Sans Fallback"/>
    </style:style>
    <style:style style:name="ce9" style:family="table-cell" style:parent-style-name="Default" style:data-style-name="N49">
      <style:text-properties style:font-name="Droid Sans Fallback" style:font-name-asian="Droid Sans Fallback" style:font-name-complex="Droid Sans Fallback"/>
    </style:style>
    <style:style style:name="ce10" style:family="table-cell" style:parent-style-name="Default" style:data-style-name="N0">
      <style:text-properties style:font-name="Droid Sans Fallback" style:font-name-asian="Droid Sans Fallback" style:font-name-complex="Droid Sans Fallback"/>
    </style:style>
    <style:style style:name="ce11" style:family="table-cell" style:parent-style-name="Default" style:data-style-name="N48">
      <style:table-cell-properties style:vertical-align="middle" fo:wrap-option="wrap"/>
      <style:text-properties style:font-name="Droid Sans Fallback" style:font-name-asian="Droid Sans Fallback" style:font-name-complex="Droid Sans Fallback" fo:font-size="10pt" style:font-size-asian="10pt" style:font-size-complex="10pt"/>
    </style:style>
    <style:style style:name="ce12" style:family="table-cell" style:parent-style-name="Default" style:data-style-name="N49">
      <style:table-cell-properties style:vertical-align="middle" fo:wrap-option="wrap"/>
      <style:text-properties style:font-name="Droid Sans Fallback" style:font-name-asian="Droid Sans Fallback" style:font-name-complex="Droid Sans Fallback" fo:font-size="10pt" style:font-size-asian="10pt" style:font-size-complex="10pt"/>
    </style:style>
    <style:style style:name="ce13" style:family="table-cell" style:parent-style-name="Default" style:data-style-name="N2">
      <style:table-cell-properties style:vertical-align="middle" fo:wrap-option="wrap"/>
      <style:text-properties style:font-name="Droid Sans Fallback" style:font-name-asian="Droid Sans Fallback" style:font-name-complex="Droid Sans Fallback"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middle" fo:wrap-option="wrap"/>
      <style:text-properties style:font-name="Droid Sans Fallback" style:font-name-asian="Droid Sans Fallback" style:font-name-complex="Droid Sans Fallback" fo:font-size="10pt" style:font-size-asian="10pt" style:font-size-complex="10pt"/>
    </style:style>
    <style:style style:name="ce15" style:family="table-cell" style:parent-style-name="Default" style:data-style-name="N50"/>
    <style:style style:name="ce16" style:family="table-cell" style:parent-style-name="Default" style:data-style-name="N50">
      <style:text-properties style:font-name="Droid Sans Fallback" style:font-name-asian="Droid Sans Fallback" style:font-name-complex="Droid Sans Fallback"/>
    </style:style>
    <style:style style:name="ce17" style:family="table-cell" style:parent-style-name="Default" style:data-style-name="N50">
      <style:table-cell-properties style:vertical-align="middle" fo:wrap-option="wrap"/>
      <style:text-properties style:font-name="Droid Sans Fallback" style:font-name-asian="Droid Sans Fallback" style:font-name-complex="Droid Sans Fallback" fo:font-size="10pt" style:font-size-asian="10pt" style:font-size-complex="10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Airplane" table:style-name="ta1"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column table:style-name="co1" table:default-cell-style-name="ce5"/>
        <table:table-column table:style-name="co1" table:number-columns-repeated="2" table:default-cell-style-name="ce2"/>
        <table:table-column table:style-name="co2" table:number-columns-repeated="16378" table:default-cell-style-name="ce1"/>
        <table:table-row table:style-name="ro1">
          <table:table-cell office:value-type="string" table:style-name="ce2">
            <text:p>bpp</text:p>
          </table:table-cell>
          <table:table-cell office:value-type="string" table:style-name="ce3">
            <text:p>Q</text:p>
          </table:table-cell>
          <table:table-cell office:value-type="string" table:style-name="ce4">
            <text:p>PSNR</text:p>
          </table:table-cell>
          <table:table-cell office:value-type="string" table:style-name="ce5">
            <text:p>MSSIM</text:p>
          </table:table-cell>
          <table:table-cell office:value-type="string" table:style-name="ce2">
            <text:p>MSDS1</text:p>
          </table:table-cell>
          <table:table-cell office:value-type="string" table:style-name="ce2">
            <text:p>MSDS2</text:p>
          </table:table-cell>
          <table:table-cell office:value-type="string" table:style-name="ce1">
            <text:p>low_3_value</text:p>
          </table:table-cell>
          <table:table-cell office:value-type="string" table:style-name="ce4">
            <text:p>others_value</text:p>
          </table:table-cell>
          <table:table-cell table:number-columns-repeated="16376"/>
        </table:table-row>
        <table:table-row table:style-name="ro1">
          <table:table-cell office:value-type="float" office:value="0.2" table:style-name="ce2">
            <text:p>0.20</text:p>
          </table:table-cell>
          <table:table-cell office:value-type="float" office:value="2.19" table:style-name="ce3">
            <text:p>2.190</text:p>
          </table:table-cell>
          <table:table-cell office:value-type="float" office:value="21.469593739627602" table:style-name="ce4">
            <text:p>21.470</text:p>
          </table:table-cell>
          <table:table-cell office:value-type="float" office:value="0.59813461684564395" table:style-name="ce5">
            <text:p>0.59813</text:p>
          </table:table-cell>
          <table:table-cell office:value-type="float" office:value="26241.5751953125" table:style-name="ce2">
            <text:p>26241.58</text:p>
          </table:table-cell>
          <table:table-cell office:value-type="float" office:value="8545.8756103515607" table:style-name="ce2">
            <text:p>8545.88</text:p>
          </table:table-cell>
          <table:table-cell office:value-type="float" office:value="385395.045950378" table:style-name="ce6">
            <text:p>385395.046</text:p>
          </table:table-cell>
          <table:table-cell office:value-type="float" office:value="1235214.8081161999" table:style-name="ce6">
            <text:p>1235214.808</text:p>
          </table:table-cell>
          <table:table-cell table:number-columns-repeated="16376"/>
        </table:table-row>
        <table:table-row table:style-name="ro1">
          <table:table-cell office:value-type="float" office:value="0.25" table:style-name="ce2">
            <text:p>0.25</text:p>
          </table:table-cell>
          <table:table-cell office:value-type="float" office:value="3.38" table:style-name="ce3">
            <text:p>3.380</text:p>
          </table:table-cell>
          <table:table-cell office:value-type="float" office:value="24.321196667553799" table:style-name="ce4">
            <text:p>24.321</text:p>
          </table:table-cell>
          <table:table-cell office:value-type="float" office:value="0.700139822596897" table:style-name="ce5">
            <text:p>0.70014</text:p>
          </table:table-cell>
          <table:table-cell office:value-type="float" office:value="20263.5998535156" table:style-name="ce2">
            <text:p>20263.60</text:p>
          </table:table-cell>
          <table:table-cell office:value-type="float" office:value="7292.6767578125" table:style-name="ce2">
            <text:p>7292.68</text:p>
          </table:table-cell>
          <table:table-cell table:number-columns-repeated="16378" table:style-name="ce1"/>
        </table:table-row>
        <table:table-row table:style-name="ro1">
          <table:table-cell office:value-type="float" office:value="0.3" table:style-name="ce2">
            <text:p>0.30</text:p>
          </table:table-cell>
          <table:table-cell office:value-type="float" office:value="4.2699999999999996" table:style-name="ce3">
            <text:p>4.270</text:p>
          </table:table-cell>
          <table:table-cell office:value-type="float" office:value="25.517847314622099" table:style-name="ce4">
            <text:p>25.518</text:p>
          </table:table-cell>
          <table:table-cell office:value-type="float" office:value="0.72980382343072403" table:style-name="ce5">
            <text:p>0.72980</text:p>
          </table:table-cell>
          <table:table-cell office:value-type="float" office:value="17028.293579101599" table:style-name="ce2">
            <text:p>17028.29</text:p>
          </table:table-cell>
          <table:table-cell office:value-type="float" office:value="6669.4114990234402" table:style-name="ce2">
            <text:p>6669.41</text:p>
          </table:table-cell>
          <table:table-cell table:number-columns-repeated="16378" table:style-name="ce1"/>
        </table:table-row>
        <table:table-row table:style-name="ro1">
          <table:table-cell office:value-type="float" office:value="0.35" table:style-name="ce2">
            <text:p>0.35</text:p>
          </table:table-cell>
          <table:table-cell office:value-type="float" office:value="5.32" table:style-name="ce3">
            <text:p>5.320</text:p>
          </table:table-cell>
          <table:table-cell office:value-type="float" office:value="26.632253406959599" table:style-name="ce4">
            <text:p>26.632</text:p>
          </table:table-cell>
          <table:table-cell office:value-type="float" office:value="0.75890341309957199" table:style-name="ce5">
            <text:p>0.75890</text:p>
          </table:table-cell>
          <table:table-cell office:value-type="float" office:value="14895.1444091797" table:style-name="ce2">
            <text:p>14895.14</text:p>
          </table:table-cell>
          <table:table-cell office:value-type="float" office:value="5920.6456298828098" table:style-name="ce2">
            <text:p>5920.65</text:p>
          </table:table-cell>
          <table:table-cell table:number-columns-repeated="16378" table:style-name="ce1"/>
        </table:table-row>
        <table:table-row table:style-name="ro1">
          <table:table-cell office:value-type="float" office:value="0.4" table:style-name="ce2">
            <text:p>0.40</text:p>
          </table:table-cell>
          <table:table-cell office:value-type="float" office:value="6.54" table:style-name="ce3">
            <text:p>6.540</text:p>
          </table:table-cell>
          <table:table-cell office:value-type="float" office:value="27.660665582134801" table:style-name="ce4">
            <text:p>27.661</text:p>
          </table:table-cell>
          <table:table-cell office:value-type="float" office:value="0.78714503029173599" table:style-name="ce5">
            <text:p>0.78715</text:p>
          </table:table-cell>
          <table:table-cell office:value-type="float" office:value="13102.8176269531" table:style-name="ce2">
            <text:p>13102.82</text:p>
          </table:table-cell>
          <table:table-cell office:value-type="float" office:value="5516.7177734375" table:style-name="ce2">
            <text:p>5516.72</text:p>
          </table:table-cell>
          <table:table-cell table:number-columns-repeated="16378" table:style-name="ce1"/>
        </table:table-row>
        <table:table-row table:style-name="ro1">
          <table:table-cell office:value-type="float" office:value="0.45" table:style-name="ce2">
            <text:p>0.45</text:p>
          </table:table-cell>
          <table:table-cell office:value-type="float" office:value="7.91" table:style-name="ce3">
            <text:p>7.910</text:p>
          </table:table-cell>
          <table:table-cell office:value-type="float" office:value="28.516290126749901" table:style-name="ce4">
            <text:p>28.516</text:p>
          </table:table-cell>
          <table:table-cell office:value-type="float" office:value="0.80790527110298904" table:style-name="ce5">
            <text:p>0.80791</text:p>
          </table:table-cell>
          <table:table-cell office:value-type="float" office:value="12003.803344726601" table:style-name="ce2">
            <text:p>12003.80</text:p>
          </table:table-cell>
          <table:table-cell office:value-type="float" office:value="5227.4982299804697" table:style-name="ce2">
            <text:p>5227.50</text:p>
          </table:table-cell>
          <table:table-cell table:number-columns-repeated="16378" table:style-name="ce1"/>
        </table:table-row>
        <table:table-row table:style-name="ro1">
          <table:table-cell office:value-type="float" office:value="0.5" table:style-name="ce2">
            <text:p>0.50</text:p>
          </table:table-cell>
          <table:table-cell office:value-type="float" office:value="9.32" table:style-name="ce3">
            <text:p>9.320</text:p>
          </table:table-cell>
          <table:table-cell office:value-type="float" office:value="29.200222237231099" table:style-name="ce4">
            <text:p>29.200</text:p>
          </table:table-cell>
          <table:table-cell office:value-type="float" office:value="0.823268268658508" table:style-name="ce5">
            <text:p>0.82327</text:p>
          </table:table-cell>
          <table:table-cell office:value-type="float" office:value="11228.550170898399" table:style-name="ce2">
            <text:p>11228.55</text:p>
          </table:table-cell>
          <table:table-cell office:value-type="float" office:value="4993.4202880859402" table:style-name="ce2">
            <text:p>4993.42</text:p>
          </table:table-cell>
          <table:table-cell table:number-columns-repeated="16378" table:style-name="ce1"/>
        </table:table-row>
        <table:table-row table:style-name="ro1">
          <table:table-cell office:value-type="float" office:value="0.55000000000000004" table:style-name="ce2">
            <text:p>0.55</text:p>
          </table:table-cell>
          <table:table-cell office:value-type="float" office:value="10.79" table:style-name="ce3">
            <text:p>10.790</text:p>
          </table:table-cell>
          <table:table-cell office:value-type="float" office:value="29.859016700742401" table:style-name="ce4">
            <text:p>29.859</text:p>
          </table:table-cell>
          <table:table-cell office:value-type="float" office:value="0.84127156661081903" table:style-name="ce5">
            <text:p>0.84127</text:p>
          </table:table-cell>
          <table:table-cell office:value-type="float" office:value="10467.241821289101" table:style-name="ce2">
            <text:p>10467.24</text:p>
          </table:table-cell>
          <table:table-cell office:value-type="float" office:value="4681.2408447265598" table:style-name="ce2">
            <text:p>4681.24</text:p>
          </table:table-cell>
          <table:table-cell table:number-columns-repeated="16378" table:style-name="ce1"/>
        </table:table-row>
        <table:table-row table:style-name="ro1">
          <table:table-cell office:value-type="float" office:value="0.6" table:style-name="ce2">
            <text:p>0.60</text:p>
          </table:table-cell>
          <table:table-cell office:value-type="float" office:value="12.46" table:style-name="ce3">
            <text:p>12.460</text:p>
          </table:table-cell>
          <table:table-cell office:value-type="float" office:value="30.465284354713798" table:style-name="ce4">
            <text:p>30.465</text:p>
          </table:table-cell>
          <table:table-cell office:value-type="float" office:value="0.85298246428023605" table:style-name="ce5">
            <text:p>0.85298</text:p>
          </table:table-cell>
          <table:table-cell office:value-type="float" office:value="9951.27880859375" table:style-name="ce2">
            <text:p>9951.28</text:p>
          </table:table-cell>
          <table:table-cell office:value-type="float" office:value="4613.6160278320303" table:style-name="ce2">
            <text:p>4613.62</text:p>
          </table:table-cell>
          <table:table-cell table:number-columns-repeated="16378" table:style-name="ce1"/>
        </table:table-row>
        <table:table-row table:style-name="ro1">
          <table:table-cell office:value-type="float" office:value="0.65" table:style-name="ce2">
            <text:p>0.65</text:p>
          </table:table-cell>
          <table:table-cell office:value-type="float" office:value="14.04" table:style-name="ce3">
            <text:p>14.040</text:p>
          </table:table-cell>
          <table:table-cell office:value-type="float" office:value="30.9706867008416" table:style-name="ce4">
            <text:p>30.971</text:p>
          </table:table-cell>
          <table:table-cell office:value-type="float" office:value="0.86391787984909996" table:style-name="ce5">
            <text:p>0.86392</text:p>
          </table:table-cell>
          <table:table-cell office:value-type="float" office:value="9369.0949707031305" table:style-name="ce2">
            <text:p>9369.09</text:p>
          </table:table-cell>
          <table:table-cell office:value-type="float" office:value="4394.6759033203098" table:style-name="ce2">
            <text:p>4394.68</text:p>
          </table:table-cell>
          <table:table-cell table:number-columns-repeated="16378" table:style-name="ce1"/>
        </table:table-row>
        <table:table-row table:style-name="ro1">
          <table:table-cell office:value-type="float" office:value="0.7" table:style-name="ce2">
            <text:p>0.70</text:p>
          </table:table-cell>
          <table:table-cell office:value-type="float" office:value="15.85" table:style-name="ce3">
            <text:p>15.850</text:p>
          </table:table-cell>
          <table:table-cell office:value-type="float" office:value="31.4742749711667" table:style-name="ce4">
            <text:p>31.474</text:p>
          </table:table-cell>
          <table:table-cell office:value-type="float" office:value="0.87485659153389095" table:style-name="ce5">
            <text:p>0.87486</text:p>
          </table:table-cell>
          <table:table-cell office:value-type="float" office:value="9051.0654296875" table:style-name="ce2">
            <text:p>9051.07</text:p>
          </table:table-cell>
          <table:table-cell office:value-type="float" office:value="4272.9511108398401" table:style-name="ce2">
            <text:p>4272.95</text:p>
          </table:table-cell>
          <table:table-cell table:number-columns-repeated="16378" table:style-name="ce1"/>
        </table:table-row>
        <table:table-row table:style-name="ro1">
          <table:table-cell office:value-type="float" office:value="0.75" table:style-name="ce2">
            <text:p>0.75</text:p>
          </table:table-cell>
          <table:table-cell office:value-type="float" office:value="17.7" table:style-name="ce3">
            <text:p>17.700</text:p>
          </table:table-cell>
          <table:table-cell office:value-type="float" office:value="31.921939480435" table:style-name="ce4">
            <text:p>31.922</text:p>
          </table:table-cell>
          <table:table-cell office:value-type="float" office:value="0.88275661393405902" table:style-name="ce5">
            <text:p>0.88276</text:p>
          </table:table-cell>
          <table:table-cell office:value-type="float" office:value="8844.1628417968805" table:style-name="ce2">
            <text:p>8844.16</text:p>
          </table:table-cell>
          <table:table-cell office:value-type="float" office:value="4165.1521606445303" table:style-name="ce2">
            <text:p>4165.15</text:p>
          </table:table-cell>
          <table:table-cell table:number-columns-repeated="16378" table:style-name="ce1"/>
        </table:table-row>
        <table:table-row table:style-name="ro1">
          <table:table-cell office:value-type="float" office:value="0.8" table:style-name="ce2">
            <text:p>0.80</text:p>
          </table:table-cell>
          <table:table-cell office:value-type="float" office:value="19.43" table:style-name="ce3">
            <text:p>19.430</text:p>
          </table:table-cell>
          <table:table-cell office:value-type="float" office:value="32.311157087112697" table:style-name="ce4">
            <text:p>32.311</text:p>
          </table:table-cell>
          <table:table-cell office:value-type="float" office:value="0.88952065513782697" table:style-name="ce5">
            <text:p>0.88952</text:p>
          </table:table-cell>
          <table:table-cell office:value-type="float" office:value="8561.2264404296893" table:style-name="ce2">
            <text:p>8561.23</text:p>
          </table:table-cell>
          <table:table-cell office:value-type="float" office:value="4084.2897338867201" table:style-name="ce2">
            <text:p>4084.29</text:p>
          </table:table-cell>
          <table:table-cell table:number-columns-repeated="16378" table:style-name="ce1"/>
        </table:table-row>
        <table:table-row table:number-rows-repeated="2" table:style-name="ro1">
          <table:table-cell table:style-name="ce2"/>
          <table:table-cell table:style-name="ce3"/>
          <table:table-cell table:style-name="ce4"/>
          <table:table-cell table:style-name="ce5"/>
          <table:table-cell table:number-columns-repeated="2" table:style-name="ce2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number-rows-repeated="1048559" table:style-name="ro2">
          <table:table-cell table:number-columns-repeated="16384"/>
        </table:table-row>
      </table:table>
      <table:table table:name="Barbara" table:style-name="ta1">
        <table:table-column table:style-name="co1" table:default-cell-style-name="ce1"/>
        <table:table-column table:style-name="co1" table:number-columns-repeated="2" table:default-cell-style-name="ce4"/>
        <table:table-column table:style-name="co1" table:default-cell-style-name="ce5"/>
        <table:table-column table:style-name="co1" table:number-columns-repeated="2" table:default-cell-style-name="ce2"/>
        <table:table-column table:style-name="co2" table:number-columns-repeated="16378" table:default-cell-style-name="ce1"/>
        <table:table-row table:style-name="ro1">
          <table:table-cell office:value-type="string" table:style-name="ce2">
            <text:p>bpp</text:p>
          </table:table-cell>
          <table:table-cell office:value-type="string" table:style-name="ce4">
            <text:p>Q</text:p>
          </table:table-cell>
          <table:table-cell office:value-type="string" table:style-name="ce4">
            <text:p>PSNR</text:p>
          </table:table-cell>
          <table:table-cell office:value-type="string" table:style-name="ce5">
            <text:p>MSSIM</text:p>
          </table:table-cell>
          <table:table-cell office:value-type="string" table:style-name="ce2">
            <text:p>MSDS1</text:p>
          </table:table-cell>
          <table:table-cell office:value-type="string" table:style-name="ce2">
            <text:p>MSDS2</text:p>
          </table:table-cell>
          <table:table-cell office:value-type="string" table:style-name="ce1">
            <text:p>low_3_value</text:p>
          </table:table-cell>
          <table:table-cell office:value-type="string" table:style-name="ce4">
            <text:p>others_value</text:p>
          </table:table-cell>
          <table:table-cell table:number-columns-repeated="16376"/>
        </table:table-row>
        <table:table-row table:style-name="ro1">
          <table:table-cell office:value-type="float" office:value="0.2" table:style-name="ce2">
            <text:p>0.20</text:p>
          </table:table-cell>
          <table:table-cell office:value-type="float" office:value="2.56" table:style-name="ce4">
            <text:p>2.560</text:p>
          </table:table-cell>
          <table:table-cell office:value-type="float" office:value="21.388384272739501" table:style-name="ce4">
            <text:p>21.388</text:p>
          </table:table-cell>
          <table:table-cell office:value-type="float" office:value="0.49123618946332698" table:style-name="ce5">
            <text:p>0.49124</text:p>
          </table:table-cell>
          <table:table-cell office:value-type="float" office:value="20552.953247070302" table:style-name="ce2">
            <text:p>20552.95</text:p>
          </table:table-cell>
          <table:table-cell office:value-type="float" office:value="6779.2081909179697" table:style-name="ce2">
            <text:p>6779.21</text:p>
          </table:table-cell>
          <table:table-cell office:value-type="float" office:value="353131.36927149701" table:style-name="ce6">
            <text:p>353131.3693</text:p>
          </table:table-cell>
          <table:table-cell office:value-type="float" office:value="1848942.3684253399" table:style-name="ce6">
            <text:p>1848942.368</text:p>
          </table:table-cell>
          <table:table-cell table:number-columns-repeated="16376"/>
        </table:table-row>
        <table:table-row table:style-name="ro1">
          <table:table-cell office:value-type="float" office:value="0.25" table:style-name="ce2">
            <text:p>0.25</text:p>
          </table:table-cell>
          <table:table-cell office:value-type="float" office:value="3.64" table:style-name="ce4">
            <text:p>3.640</text:p>
          </table:table-cell>
          <table:table-cell office:value-type="float" office:value="22.388668985634201" table:style-name="ce4">
            <text:p>22.389</text:p>
          </table:table-cell>
          <table:table-cell office:value-type="float" office:value="0.54641851241820005" table:style-name="ce5">
            <text:p>0.54642</text:p>
          </table:table-cell>
          <table:table-cell office:value-type="float" office:value="19254.5593261719" table:style-name="ce2">
            <text:p>19254.56</text:p>
          </table:table-cell>
          <table:table-cell office:value-type="float" office:value="6971.5700683593795" table:style-name="ce2">
            <text:p>6971.57</text:p>
          </table:table-cell>
          <table:table-cell table:number-columns-repeated="16378" table:style-name="ce1"/>
        </table:table-row>
        <table:table-row table:style-name="ro1">
          <table:table-cell office:value-type="float" office:value="0.3" table:style-name="ce2">
            <text:p>0.30</text:p>
          </table:table-cell>
          <table:table-cell office:value-type="float" office:value="4.66" table:style-name="ce4">
            <text:p>4.660</text:p>
          </table:table-cell>
          <table:table-cell office:value-type="float" office:value="23.024208181180601" table:style-name="ce4">
            <text:p>23.024</text:p>
          </table:table-cell>
          <table:table-cell office:value-type="float" office:value="0.59260048713403402" table:style-name="ce5">
            <text:p>0.59260</text:p>
          </table:table-cell>
          <table:table-cell office:value-type="float" office:value="19760.6506347656" table:style-name="ce2">
            <text:p>19760.65</text:p>
          </table:table-cell>
          <table:table-cell office:value-type="float" office:value="7293.4347534179697" table:style-name="ce2">
            <text:p>7293.43</text:p>
          </table:table-cell>
          <table:table-cell table:number-columns-repeated="16378" table:style-name="ce1"/>
        </table:table-row>
        <table:table-row table:style-name="ro1">
          <table:table-cell office:value-type="float" office:value="0.35" table:style-name="ce2">
            <text:p>0.35</text:p>
          </table:table-cell>
          <table:table-cell office:value-type="float" office:value="5.67" table:style-name="ce4">
            <text:p>5.670</text:p>
          </table:table-cell>
          <table:table-cell office:value-type="float" office:value="23.5867237484321" table:style-name="ce4">
            <text:p>23.587</text:p>
          </table:table-cell>
          <table:table-cell office:value-type="float" office:value="0.63623570777897598" table:style-name="ce5">
            <text:p>0.63624</text:p>
          </table:table-cell>
          <table:table-cell office:value-type="float" office:value="21341.013793945302" table:style-name="ce2">
            <text:p>21341.01</text:p>
          </table:table-cell>
          <table:table-cell office:value-type="float" office:value="7984.515625" table:style-name="ce2">
            <text:p>7984.52</text:p>
          </table:table-cell>
          <table:table-cell table:number-columns-repeated="16378" table:style-name="ce1"/>
        </table:table-row>
        <table:table-row table:style-name="ro1">
          <table:table-cell office:value-type="float" office:value="0.4" table:style-name="ce2">
            <text:p>0.40</text:p>
          </table:table-cell>
          <table:table-cell office:value-type="float" office:value="6.61" table:style-name="ce4">
            <text:p>6.610</text:p>
          </table:table-cell>
          <table:table-cell office:value-type="float" office:value="23.995818700067801" table:style-name="ce4">
            <text:p>23.996</text:p>
          </table:table-cell>
          <table:table-cell office:value-type="float" office:value="0.66532340164182602" table:style-name="ce5">
            <text:p>0.66532</text:p>
          </table:table-cell>
          <table:table-cell office:value-type="float" office:value="23810.27734375" table:style-name="ce2">
            <text:p>23810.28</text:p>
          </table:table-cell>
          <table:table-cell office:value-type="float" office:value="8641.5636596679706" table:style-name="ce2">
            <text:p>8641.56</text:p>
          </table:table-cell>
          <table:table-cell table:number-columns-repeated="16378" table:style-name="ce1"/>
        </table:table-row>
        <table:table-row table:style-name="ro1">
          <table:table-cell office:value-type="float" office:value="0.45" table:style-name="ce2">
            <text:p>0.45</text:p>
          </table:table-cell>
          <table:table-cell office:value-type="float" office:value="7.51" table:style-name="ce4">
            <text:p>7.510</text:p>
          </table:table-cell>
          <table:table-cell office:value-type="float" office:value="24.3739030326083" table:style-name="ce4">
            <text:p>24.374</text:p>
          </table:table-cell>
          <table:table-cell office:value-type="float" office:value="0.69359763219276405" table:style-name="ce5">
            <text:p>0.69360</text:p>
          </table:table-cell>
          <table:table-cell office:value-type="float" office:value="26440.574340820302" table:style-name="ce2">
            <text:p>26440.57</text:p>
          </table:table-cell>
          <table:table-cell office:value-type="float" office:value="9330.3102416992206" table:style-name="ce2">
            <text:p>9330.31</text:p>
          </table:table-cell>
          <table:table-cell table:number-columns-repeated="16378" table:style-name="ce1"/>
        </table:table-row>
        <table:table-row table:style-name="ro1">
          <table:table-cell office:value-type="float" office:value="0.5" table:style-name="ce2">
            <text:p>0.50</text:p>
          </table:table-cell>
          <table:table-cell office:value-type="float" office:value="8.4" table:style-name="ce4">
            <text:p>8.400</text:p>
          </table:table-cell>
          <table:table-cell office:value-type="float" office:value="24.745892906857399" table:style-name="ce4">
            <text:p>24.746</text:p>
          </table:table-cell>
          <table:table-cell office:value-type="float" office:value="0.71704209510878703" table:style-name="ce5">
            <text:p>0.71704</text:p>
          </table:table-cell>
          <table:table-cell office:value-type="float" office:value="27581.048339843699" table:style-name="ce2">
            <text:p>27581.05</text:p>
          </table:table-cell>
          <table:table-cell office:value-type="float" office:value="9676.6519165039099" table:style-name="ce2">
            <text:p>9676.65</text:p>
          </table:table-cell>
          <table:table-cell table:number-columns-repeated="16378" table:style-name="ce1"/>
        </table:table-row>
        <table:table-row table:style-name="ro1">
          <table:table-cell office:value-type="float" office:value="0.55000000000000004" table:style-name="ce2">
            <text:p>0.55</text:p>
          </table:table-cell>
          <table:table-cell office:value-type="float" office:value="9.3800000000000008" table:style-name="ce4">
            <text:p>9.380</text:p>
          </table:table-cell>
          <table:table-cell office:value-type="float" office:value="25.125278986341598" table:style-name="ce4">
            <text:p>25.125</text:p>
          </table:table-cell>
          <table:table-cell office:value-type="float" office:value="0.73799119037097105" table:style-name="ce5">
            <text:p>0.73799</text:p>
          </table:table-cell>
          <table:table-cell office:value-type="float" office:value="27507.1247558594" table:style-name="ce2">
            <text:p>27507.12</text:p>
          </table:table-cell>
          <table:table-cell office:value-type="float" office:value="9695.5346069335901" table:style-name="ce2">
            <text:p>9695.53</text:p>
          </table:table-cell>
          <table:table-cell table:number-columns-repeated="16378" table:style-name="ce1"/>
        </table:table-row>
        <table:table-row table:style-name="ro1">
          <table:table-cell office:value-type="float" office:value="0.6" table:style-name="ce2">
            <text:p>0.60</text:p>
          </table:table-cell>
          <table:table-cell office:value-type="float" office:value="10.38" table:style-name="ce4">
            <text:p>10.380</text:p>
          </table:table-cell>
          <table:table-cell office:value-type="float" office:value="25.492610283900301" table:style-name="ce4">
            <text:p>25.493</text:p>
          </table:table-cell>
          <table:table-cell office:value-type="float" office:value="0.75608482914389996" table:style-name="ce5">
            <text:p>0.75608</text:p>
          </table:table-cell>
          <table:table-cell office:value-type="float" office:value="28367.8190917969" table:style-name="ce2">
            <text:p>28367.82</text:p>
          </table:table-cell>
          <table:table-cell office:value-type="float" office:value="10034.1192626953" table:style-name="ce2">
            <text:p>10034.12</text:p>
          </table:table-cell>
          <table:table-cell table:number-columns-repeated="16378" table:style-name="ce1"/>
        </table:table-row>
        <table:table-row table:style-name="ro1">
          <table:table-cell office:value-type="float" office:value="0.65" table:style-name="ce2">
            <text:p>0.65</text:p>
          </table:table-cell>
          <table:table-cell office:value-type="float" office:value="11.4" table:style-name="ce4">
            <text:p>11.400</text:p>
          </table:table-cell>
          <table:table-cell office:value-type="float" office:value="25.8319348345909" table:style-name="ce4">
            <text:p>25.832</text:p>
          </table:table-cell>
          <table:table-cell office:value-type="float" office:value="0.77134296430911098" table:style-name="ce5">
            <text:p>0.77134</text:p>
          </table:table-cell>
          <table:table-cell office:value-type="float" office:value="28737.429321289099" table:style-name="ce2">
            <text:p>28737.43</text:p>
          </table:table-cell>
          <table:table-cell office:value-type="float" office:value="10097.788452148399" table:style-name="ce2">
            <text:p>10097.79</text:p>
          </table:table-cell>
          <table:table-cell table:number-columns-repeated="16378" table:style-name="ce1"/>
        </table:table-row>
        <table:table-row table:style-name="ro1">
          <table:table-cell office:value-type="float" office:value="0.7" table:style-name="ce2">
            <text:p>0.70</text:p>
          </table:table-cell>
          <table:table-cell office:value-type="float" office:value="12.35" table:style-name="ce4">
            <text:p>12.350</text:p>
          </table:table-cell>
          <table:table-cell office:value-type="float" office:value="26.1329761044253" table:style-name="ce4">
            <text:p>26.133</text:p>
          </table:table-cell>
          <table:table-cell office:value-type="float" office:value="0.78318655672141302" table:style-name="ce5">
            <text:p>0.78319</text:p>
          </table:table-cell>
          <table:table-cell office:value-type="float" office:value="28401.279174804698" table:style-name="ce2">
            <text:p>28401.28</text:p>
          </table:table-cell>
          <table:table-cell office:value-type="float" office:value="10074.465393066401" table:style-name="ce2">
            <text:p>10074.47</text:p>
          </table:table-cell>
          <table:table-cell table:number-columns-repeated="16378" table:style-name="ce1"/>
        </table:table-row>
        <table:table-row table:style-name="ro1">
          <table:table-cell office:value-type="float" office:value="0.75" table:style-name="ce2">
            <text:p>0.75</text:p>
          </table:table-cell>
          <table:table-cell office:value-type="float" office:value="13.44" table:style-name="ce4">
            <text:p>13.440</text:p>
          </table:table-cell>
          <table:table-cell office:value-type="float" office:value="26.448882111986901" table:style-name="ce4">
            <text:p>26.449</text:p>
          </table:table-cell>
          <table:table-cell office:value-type="float" office:value="0.79486702582827995" table:style-name="ce5">
            <text:p>0.79487</text:p>
          </table:table-cell>
          <table:table-cell office:value-type="float" office:value="27974.2666015625" table:style-name="ce2">
            <text:p>27974.27</text:p>
          </table:table-cell>
          <table:table-cell office:value-type="float" office:value="9918.7076416015607" table:style-name="ce2">
            <text:p>9918.71</text:p>
          </table:table-cell>
          <table:table-cell table:number-columns-repeated="16378" table:style-name="ce1"/>
        </table:table-row>
        <table:table-row table:style-name="ro1">
          <table:table-cell office:value-type="float" office:value="0.8" table:style-name="ce2">
            <text:p>0.80</text:p>
          </table:table-cell>
          <table:table-cell office:value-type="float" office:value="14.65" table:style-name="ce4">
            <text:p>14.650</text:p>
          </table:table-cell>
          <table:table-cell office:value-type="float" office:value="26.812135264319" table:style-name="ce4">
            <text:p>26.812</text:p>
          </table:table-cell>
          <table:table-cell office:value-type="float" office:value="0.80751942043739" table:style-name="ce5">
            <text:p>0.80752</text:p>
          </table:table-cell>
          <table:table-cell office:value-type="float" office:value="27369.6887207031" table:style-name="ce2">
            <text:p>27369.69</text:p>
          </table:table-cell>
          <table:table-cell office:value-type="float" office:value="9766.1761474609393" table:style-name="ce2">
            <text:p>9766.18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1">
          <table:table-cell table:style-name="ce1"/>
          <table:table-cell table:number-columns-repeated="2" table:style-name="ce4"/>
          <table:table-cell table:style-name="ce5"/>
          <table:table-cell table:number-columns-repeated="2" table:style-name="ce2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number-rows-repeated="1048559" table:style-name="ro2">
          <table:table-cell table:number-columns-repeated="16384"/>
        </table:table-row>
      </table:table>
      <table:table table:name="Boat" table:style-name="ta1">
        <table:table-column table:style-name="co1" table:default-cell-style-name="ce1"/>
        <table:table-column table:style-name="co1" table:number-columns-repeated="2" table:default-cell-style-name="ce4"/>
        <table:table-column table:style-name="co1" table:default-cell-style-name="ce1"/>
        <table:table-column table:style-name="co1" table:number-columns-repeated="2" table:default-cell-style-name="ce2"/>
        <table:table-column table:style-name="co2" table:number-columns-repeated="16378" table:default-cell-style-name="ce1"/>
        <table:table-row table:style-name="ro1">
          <table:table-cell office:value-type="string" table:style-name="ce2">
            <text:p>bpp</text:p>
          </table:table-cell>
          <table:table-cell office:value-type="string" table:style-name="ce4">
            <text:p>Q</text:p>
          </table:table-cell>
          <table:table-cell office:value-type="string" table:style-name="ce4">
            <text:p>PSNR</text:p>
          </table:table-cell>
          <table:table-cell office:value-type="string" table:style-name="ce5">
            <text:p>MSSIM</text:p>
          </table:table-cell>
          <table:table-cell office:value-type="string" table:style-name="ce2">
            <text:p>MSDS1</text:p>
          </table:table-cell>
          <table:table-cell office:value-type="string" table:style-name="ce2">
            <text:p>MSDS2</text:p>
          </table:table-cell>
          <table:table-cell office:value-type="string" table:style-name="ce1">
            <text:p>low_3_value</text:p>
          </table:table-cell>
          <table:table-cell office:value-type="string" table:style-name="ce4">
            <text:p>others_value</text:p>
          </table:table-cell>
          <table:table-cell table:number-columns-repeated="16376"/>
        </table:table-row>
        <table:table-row table:style-name="ro1">
          <table:table-cell office:value-type="float" office:value="0.2" table:style-name="ce2">
            <text:p>0.20</text:p>
          </table:table-cell>
          <table:table-cell office:value-type="float" office:value="2.41" table:style-name="ce4">
            <text:p>2.410</text:p>
          </table:table-cell>
          <table:table-cell office:value-type="float" office:value="22.686188103893102" table:style-name="ce4">
            <text:p>22.686</text:p>
          </table:table-cell>
          <table:table-cell office:value-type="float" office:value="0.59535637695622201" table:style-name="ce5">
            <text:p>0.59536</text:p>
          </table:table-cell>
          <table:table-cell office:value-type="float" office:value="21927.2158203125" table:style-name="ce2">
            <text:p>21927.22</text:p>
          </table:table-cell>
          <table:table-cell office:value-type="float" office:value="7065.2249145507803" table:style-name="ce2">
            <text:p>7065.22</text:p>
          </table:table-cell>
          <table:table-cell office:value-type="float" office:value="386018.325769922" table:style-name="ce6">
            <text:p>386018.3258</text:p>
          </table:table-cell>
          <table:table-cell office:value-type="float" office:value="1386835.9321962199" table:style-name="ce6">
            <text:p>1386835.932</text:p>
          </table:table-cell>
          <table:table-cell table:number-columns-repeated="16376"/>
        </table:table-row>
        <table:table-row table:style-name="ro1">
          <table:table-cell office:value-type="float" office:value="0.25" table:style-name="ce2">
            <text:p>0.25</text:p>
          </table:table-cell>
          <table:table-cell office:value-type="float" office:value="3.39" table:style-name="ce4">
            <text:p>3.390</text:p>
          </table:table-cell>
          <table:table-cell office:value-type="float" office:value="24.140665210421599" table:style-name="ce4">
            <text:p>24.141</text:p>
          </table:table-cell>
          <table:table-cell office:value-type="float" office:value="0.64144413688399604" table:style-name="ce5">
            <text:p>0.64144</text:p>
          </table:table-cell>
          <table:table-cell office:value-type="float" office:value="18929.29296875" table:style-name="ce2">
            <text:p>18929.29</text:p>
          </table:table-cell>
          <table:table-cell office:value-type="float" office:value="6477.708984375" table:style-name="ce2">
            <text:p>6477.71</text:p>
          </table:table-cell>
          <table:table-cell table:number-columns-repeated="16378" table:style-name="ce1"/>
        </table:table-row>
        <table:table-row table:style-name="ro1">
          <table:table-cell office:value-type="float" office:value="0.3" table:style-name="ce2">
            <text:p>0.30</text:p>
          </table:table-cell>
          <table:table-cell office:value-type="float" office:value="4.51" table:style-name="ce4">
            <text:p>4.510</text:p>
          </table:table-cell>
          <table:table-cell office:value-type="float" office:value="25.419044966256301" table:style-name="ce4">
            <text:p>25.419</text:p>
          </table:table-cell>
          <table:table-cell office:value-type="float" office:value="0.68895452394365997" table:style-name="ce5">
            <text:p>0.68895</text:p>
          </table:table-cell>
          <table:table-cell office:value-type="float" office:value="16456.572265625" table:style-name="ce2">
            <text:p>16456.57</text:p>
          </table:table-cell>
          <table:table-cell office:value-type="float" office:value="6059.3115844726599" table:style-name="ce2">
            <text:p>6059.31</text:p>
          </table:table-cell>
          <table:table-cell table:number-columns-repeated="16378" table:style-name="ce1"/>
        </table:table-row>
        <table:table-row table:style-name="ro1">
          <table:table-cell office:value-type="float" office:value="0.35" table:style-name="ce2">
            <text:p>0.35</text:p>
          </table:table-cell>
          <table:table-cell office:value-type="float" office:value="5.57" table:style-name="ce4">
            <text:p>5.570</text:p>
          </table:table-cell>
          <table:table-cell office:value-type="float" office:value="26.296766545708401" table:style-name="ce4">
            <text:p>26.297</text:p>
          </table:table-cell>
          <table:table-cell office:value-type="float" office:value="0.72472354449681697" table:style-name="ce5">
            <text:p>0.72472</text:p>
          </table:table-cell>
          <table:table-cell office:value-type="float" office:value="14981.0939941406" table:style-name="ce2">
            <text:p>14981.09</text:p>
          </table:table-cell>
          <table:table-cell office:value-type="float" office:value="5516.6739501953098" table:style-name="ce2">
            <text:p>5516.67</text:p>
          </table:table-cell>
          <table:table-cell table:number-columns-repeated="16378" table:style-name="ce1"/>
        </table:table-row>
        <table:table-row table:style-name="ro1">
          <table:table-cell office:value-type="float" office:value="0.4" table:style-name="ce2">
            <text:p>0.40</text:p>
          </table:table-cell>
          <table:table-cell office:value-type="float" office:value="6.7" table:style-name="ce4">
            <text:p>6.700</text:p>
          </table:table-cell>
          <table:table-cell office:value-type="float" office:value="27.055263994259999" table:style-name="ce4">
            <text:p>27.055</text:p>
          </table:table-cell>
          <table:table-cell office:value-type="float" office:value="0.75205603954278599" table:style-name="ce5">
            <text:p>0.75206</text:p>
          </table:table-cell>
          <table:table-cell office:value-type="float" office:value="13719.640014648399" table:style-name="ce2">
            <text:p>13719.64</text:p>
          </table:table-cell>
          <table:table-cell office:value-type="float" office:value="5293.4496459960901" table:style-name="ce2">
            <text:p>5293.45</text:p>
          </table:table-cell>
          <table:table-cell table:number-columns-repeated="16378" table:style-name="ce1"/>
        </table:table-row>
        <table:table-row table:style-name="ro1">
          <table:table-cell office:value-type="float" office:value="0.45" table:style-name="ce2">
            <text:p>0.45</text:p>
          </table:table-cell>
          <table:table-cell office:value-type="float" office:value="7.88" table:style-name="ce4">
            <text:p>7.880</text:p>
          </table:table-cell>
          <table:table-cell office:value-type="float" office:value="27.716142900128901" table:style-name="ce4">
            <text:p>27.716</text:p>
          </table:table-cell>
          <table:table-cell office:value-type="float" office:value="0.77455562780020604" table:style-name="ce5">
            <text:p>0.77456</text:p>
          </table:table-cell>
          <table:table-cell office:value-type="float" office:value="13131.466308593799" table:style-name="ce2">
            <text:p>13131.47</text:p>
          </table:table-cell>
          <table:table-cell office:value-type="float" office:value="5143.7043457031295" table:style-name="ce2">
            <text:p>5143.70</text:p>
          </table:table-cell>
          <table:table-cell table:number-columns-repeated="16378" table:style-name="ce1"/>
        </table:table-row>
        <table:table-row table:style-name="ro1">
          <table:table-cell office:value-type="float" office:value="0.5" table:style-name="ce2">
            <text:p>0.50</text:p>
          </table:table-cell>
          <table:table-cell office:value-type="float" office:value="9.08" table:style-name="ce4">
            <text:p>9.080</text:p>
          </table:table-cell>
          <table:table-cell office:value-type="float" office:value="28.290954108604101" table:style-name="ce4">
            <text:p>28.291</text:p>
          </table:table-cell>
          <table:table-cell office:value-type="float" office:value="0.79425156745071002" table:style-name="ce5">
            <text:p>0.79425</text:p>
          </table:table-cell>
          <table:table-cell office:value-type="float" office:value="12543.5772705078" table:style-name="ce2">
            <text:p>12543.58</text:p>
          </table:table-cell>
          <table:table-cell office:value-type="float" office:value="4917.4872436523401" table:style-name="ce2">
            <text:p>4917.49</text:p>
          </table:table-cell>
          <table:table-cell table:number-columns-repeated="16378" table:style-name="ce1"/>
        </table:table-row>
        <table:table-row table:style-name="ro1">
          <table:table-cell office:value-type="float" office:value="0.55000000000000004" table:style-name="ce2">
            <text:p>0.55</text:p>
          </table:table-cell>
          <table:table-cell office:value-type="float" office:value="10.36" table:style-name="ce4">
            <text:p>10.360</text:p>
          </table:table-cell>
          <table:table-cell office:value-type="float" office:value="28.825025312681699" table:style-name="ce4">
            <text:p>28.825</text:p>
          </table:table-cell>
          <table:table-cell office:value-type="float" office:value="0.80955324384779204" table:style-name="ce5">
            <text:p>0.80955</text:p>
          </table:table-cell>
          <table:table-cell office:value-type="float" office:value="11877.6494140625" table:style-name="ce2">
            <text:p>11877.65</text:p>
          </table:table-cell>
          <table:table-cell office:value-type="float" office:value="4658.6177978515598" table:style-name="ce2">
            <text:p>4658.62</text:p>
          </table:table-cell>
          <table:table-cell table:number-columns-repeated="16378" table:style-name="ce1"/>
        </table:table-row>
        <table:table-row table:style-name="ro1">
          <table:table-cell office:value-type="float" office:value="0.6" table:style-name="ce2">
            <text:p>0.60</text:p>
          </table:table-cell>
          <table:table-cell office:value-type="float" office:value="11.66" table:style-name="ce4">
            <text:p>11.660</text:p>
          </table:table-cell>
          <table:table-cell office:value-type="float" office:value="29.301464696145501" table:style-name="ce4">
            <text:p>29.301</text:p>
          </table:table-cell>
          <table:table-cell office:value-type="float" office:value="0.82524460412295197" table:style-name="ce5">
            <text:p>0.82524</text:p>
          </table:table-cell>
          <table:table-cell office:value-type="float" office:value="11446.3955078125" table:style-name="ce2">
            <text:p>11446.40</text:p>
          </table:table-cell>
          <table:table-cell office:value-type="float" office:value="4494.2201538085901" table:style-name="ce2">
            <text:p>4494.22</text:p>
          </table:table-cell>
          <table:table-cell table:number-columns-repeated="16378" table:style-name="ce1"/>
        </table:table-row>
        <table:table-row table:style-name="ro1">
          <table:table-cell office:value-type="float" office:value="0.65" table:style-name="ce2">
            <text:p>0.65</text:p>
          </table:table-cell>
          <table:table-cell office:value-type="float" office:value="13.12" table:style-name="ce4">
            <text:p>13.120</text:p>
          </table:table-cell>
          <table:table-cell office:value-type="float" office:value="29.710721723802202" table:style-name="ce4">
            <text:p>29.711</text:p>
          </table:table-cell>
          <table:table-cell office:value-type="float" office:value="0.83546361871203001" table:style-name="ce5">
            <text:p>0.83546</text:p>
          </table:table-cell>
          <table:table-cell office:value-type="float" office:value="11184.4022216797" table:style-name="ce2">
            <text:p>11184.40</text:p>
          </table:table-cell>
          <table:table-cell office:value-type="float" office:value="4354.0551147460901" table:style-name="ce2">
            <text:p>4354.06</text:p>
          </table:table-cell>
          <table:table-cell table:number-columns-repeated="16378" table:style-name="ce1"/>
        </table:table-row>
        <table:table-row table:style-name="ro1">
          <table:table-cell office:value-type="float" office:value="0.7" table:style-name="ce2">
            <text:p>0.70</text:p>
          </table:table-cell>
          <table:table-cell office:value-type="float" office:value="14.47" table:style-name="ce4">
            <text:p>14.470</text:p>
          </table:table-cell>
          <table:table-cell office:value-type="float" office:value="30.1066335125943" table:style-name="ce4">
            <text:p>30.107</text:p>
          </table:table-cell>
          <table:table-cell office:value-type="float" office:value="0.84670394402315996" table:style-name="ce5">
            <text:p>0.84670</text:p>
          </table:table-cell>
          <table:table-cell office:value-type="float" office:value="10771.3543701172" table:style-name="ce2">
            <text:p>10771.35</text:p>
          </table:table-cell>
          <table:table-cell office:value-type="float" office:value="4247.8262939453098" table:style-name="ce2">
            <text:p>4247.83</text:p>
          </table:table-cell>
          <table:table-cell table:number-columns-repeated="16378" table:style-name="ce1"/>
        </table:table-row>
        <table:table-row table:style-name="ro1">
          <table:table-cell office:value-type="float" office:value="0.75" table:style-name="ce2">
            <text:p>0.75</text:p>
          </table:table-cell>
          <table:table-cell office:value-type="float" office:value="15.93" table:style-name="ce4">
            <text:p>15.930</text:p>
          </table:table-cell>
          <table:table-cell office:value-type="float" office:value="30.464070754759199" table:style-name="ce4">
            <text:p>30.464</text:p>
          </table:table-cell>
          <table:table-cell office:value-type="float" office:value="0.85530310109963703" table:style-name="ce5">
            <text:p>0.85530</text:p>
          </table:table-cell>
          <table:table-cell office:value-type="float" office:value="10674.978027343701" table:style-name="ce2">
            <text:p>10674.98</text:p>
          </table:table-cell>
          <table:table-cell office:value-type="float" office:value="4163.0715332031295" table:style-name="ce2">
            <text:p>4163.07</text:p>
          </table:table-cell>
          <table:table-cell table:number-columns-repeated="16378" table:style-name="ce1"/>
        </table:table-row>
        <table:table-row table:style-name="ro1">
          <table:table-cell office:value-type="float" office:value="0.8" table:style-name="ce2">
            <text:p>0.80</text:p>
          </table:table-cell>
          <table:table-cell office:value-type="float" office:value="17.7" table:style-name="ce4">
            <text:p>17.700</text:p>
          </table:table-cell>
          <table:table-cell office:value-type="float" office:value="30.8579965027598" table:style-name="ce4">
            <text:p>30.858</text:p>
          </table:table-cell>
          <table:table-cell office:value-type="float" office:value="0.86561453182992898" table:style-name="ce5">
            <text:p>0.86561</text:p>
          </table:table-cell>
          <table:table-cell office:value-type="float" office:value="10247.671875" table:style-name="ce2">
            <text:p>10247.67</text:p>
          </table:table-cell>
          <table:table-cell office:value-type="float" office:value="3966.8013305664099" table:style-name="ce2">
            <text:p>3966.80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1">
          <table:table-cell table:style-name="ce1"/>
          <table:table-cell table:number-columns-repeated="2" table:style-name="ce4"/>
          <table:table-cell table:style-name="ce1"/>
          <table:table-cell table:number-columns-repeated="2" table:style-name="ce2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number-rows-repeated="1048559" table:style-name="ro2">
          <table:table-cell table:number-columns-repeated="16384"/>
        </table:table-row>
      </table:table>
      <table:table table:name="Goldhill" table:style-name="ta1">
        <table:table-column table:style-name="co1" table:default-cell-style-name="ce1"/>
        <table:table-column table:style-name="co1" table:number-columns-repeated="2" table:default-cell-style-name="ce4"/>
        <table:table-column table:style-name="co1" table:default-cell-style-name="ce1"/>
        <table:table-column table:style-name="co1" table:number-columns-repeated="2" table:default-cell-style-name="ce2"/>
        <table:table-column table:style-name="co2" table:number-columns-repeated="16378" table:default-cell-style-name="ce1"/>
        <table:table-row table:style-name="ro1">
          <table:table-cell office:value-type="string" table:style-name="ce2">
            <text:p>bpp</text:p>
          </table:table-cell>
          <table:table-cell office:value-type="string" table:style-name="ce4">
            <text:p>Q</text:p>
          </table:table-cell>
          <table:table-cell office:value-type="string" table:style-name="ce4">
            <text:p>PSNR</text:p>
          </table:table-cell>
          <table:table-cell office:value-type="string" table:style-name="ce5">
            <text:p>MSSIM</text:p>
          </table:table-cell>
          <table:table-cell office:value-type="string" table:style-name="ce2">
            <text:p>MSDS1</text:p>
          </table:table-cell>
          <table:table-cell office:value-type="string" table:style-name="ce2">
            <text:p>MSDS2</text:p>
          </table:table-cell>
          <table:table-cell office:value-type="string" table:style-name="ce1">
            <text:p>low_3_value</text:p>
          </table:table-cell>
          <table:table-cell office:value-type="string" table:style-name="ce4">
            <text:p>others_value</text:p>
          </table:table-cell>
          <table:table-cell table:number-columns-repeated="16376"/>
        </table:table-row>
        <table:table-row table:style-name="ro1">
          <table:table-cell office:value-type="float" office:value="0.2" table:style-name="ce2">
            <text:p>0.20</text:p>
          </table:table-cell>
          <table:table-cell office:value-type="float" office:value="2.9" table:style-name="ce4">
            <text:p>2.900</text:p>
          </table:table-cell>
          <table:table-cell office:value-type="float" office:value="23.521545671810099" table:style-name="ce4">
            <text:p>23.522</text:p>
          </table:table-cell>
          <table:table-cell office:value-type="float" office:value="0.50296607309070795" table:style-name="ce5">
            <text:p>0.50297</text:p>
          </table:table-cell>
          <table:table-cell office:value-type="float" office:value="15688.336547851601" table:style-name="ce2">
            <text:p>15688.34</text:p>
          </table:table-cell>
          <table:table-cell office:value-type="float" office:value="4777.5824584960901" table:style-name="ce2">
            <text:p>4777.58</text:p>
          </table:table-cell>
          <table:table-cell office:value-type="float" office:value="350284.746925649" table:style-name="ce6">
            <text:p>350284.7469</text:p>
          </table:table-cell>
          <table:table-cell office:value-type="float" office:value="1497098.6181085201" table:style-name="ce6">
            <text:p>1497098.618</text:p>
          </table:table-cell>
          <table:table-cell table:number-columns-repeated="16376"/>
        </table:table-row>
        <table:table-row table:style-name="ro1">
          <table:table-cell office:value-type="float" office:value="0.25" table:style-name="ce2">
            <text:p>0.25</text:p>
          </table:table-cell>
          <table:table-cell office:value-type="float" office:value="4.18" table:style-name="ce4">
            <text:p>4.180</text:p>
          </table:table-cell>
          <table:table-cell office:value-type="float" office:value="25.281335591232999" table:style-name="ce4">
            <text:p>25.281</text:p>
          </table:table-cell>
          <table:table-cell office:value-type="float" office:value="0.57985197928769505" table:style-name="ce5">
            <text:p>0.57985</text:p>
          </table:table-cell>
          <table:table-cell office:value-type="float" office:value="12203.0915527344" table:style-name="ce2">
            <text:p>12203.09</text:p>
          </table:table-cell>
          <table:table-cell office:value-type="float" office:value="4107.9928588867197" table:style-name="ce2">
            <text:p>4107.99</text:p>
          </table:table-cell>
          <table:table-cell table:number-columns-repeated="16378" table:style-name="ce1"/>
        </table:table-row>
        <table:table-row table:style-name="ro1">
          <table:table-cell office:value-type="float" office:value="0.3" table:style-name="ce2">
            <text:p>0.30</text:p>
          </table:table-cell>
          <table:table-cell office:value-type="float" office:value="5.35" table:style-name="ce4">
            <text:p>5.350</text:p>
          </table:table-cell>
          <table:table-cell office:value-type="float" office:value="26.2319536819188" table:style-name="ce4">
            <text:p>26.232</text:p>
          </table:table-cell>
          <table:table-cell office:value-type="float" office:value="0.62371241269565003" table:style-name="ce5">
            <text:p>0.62371</text:p>
          </table:table-cell>
          <table:table-cell office:value-type="float" office:value="11263.9016113281" table:style-name="ce2">
            <text:p>11263.90</text:p>
          </table:table-cell>
          <table:table-cell office:value-type="float" office:value="3920.9588012695299" table:style-name="ce2">
            <text:p>3920.96</text:p>
          </table:table-cell>
          <table:table-cell table:number-columns-repeated="16378" table:style-name="ce1"/>
        </table:table-row>
        <table:table-row table:style-name="ro1">
          <table:table-cell office:value-type="float" office:value="0.35" table:style-name="ce2">
            <text:p>0.35</text:p>
          </table:table-cell>
          <table:table-cell office:value-type="float" office:value="6.49" table:style-name="ce4">
            <text:p>6.490</text:p>
          </table:table-cell>
          <table:table-cell office:value-type="float" office:value="26.999945607374599" table:style-name="ce4">
            <text:p>27.000</text:p>
          </table:table-cell>
          <table:table-cell office:value-type="float" office:value="0.66224451177649901" table:style-name="ce5">
            <text:p>0.66224</text:p>
          </table:table-cell>
          <table:table-cell office:value-type="float" office:value="10452.645019531299" table:style-name="ce2">
            <text:p>10452.65</text:p>
          </table:table-cell>
          <table:table-cell office:value-type="float" office:value="3730.005859375" table:style-name="ce2">
            <text:p>3730.01</text:p>
          </table:table-cell>
          <table:table-cell table:number-columns-repeated="16378" table:style-name="ce1"/>
        </table:table-row>
        <table:table-row table:style-name="ro1">
          <table:table-cell office:value-type="float" office:value="0.4" table:style-name="ce2">
            <text:p>0.40</text:p>
          </table:table-cell>
          <table:table-cell office:value-type="float" office:value="7.72" table:style-name="ce4">
            <text:p>7.720</text:p>
          </table:table-cell>
          <table:table-cell office:value-type="float" office:value="27.613945606675301" table:style-name="ce4">
            <text:p>27.614</text:p>
          </table:table-cell>
          <table:table-cell office:value-type="float" office:value="0.68827083765402097" table:style-name="ce5">
            <text:p>0.68827</text:p>
          </table:table-cell>
          <table:table-cell office:value-type="float" office:value="9645.5062255859393" table:style-name="ce2">
            <text:p>9645.51</text:p>
          </table:table-cell>
          <table:table-cell office:value-type="float" office:value="3520.6278076171898" table:style-name="ce2">
            <text:p>3520.63</text:p>
          </table:table-cell>
          <table:table-cell table:number-columns-repeated="16378" table:style-name="ce1"/>
        </table:table-row>
        <table:table-row table:style-name="ro1">
          <table:table-cell office:value-type="float" office:value="0.45" table:style-name="ce2">
            <text:p>0.45</text:p>
          </table:table-cell>
          <table:table-cell office:value-type="float" office:value="8.91" table:style-name="ce4">
            <text:p>8.910</text:p>
          </table:table-cell>
          <table:table-cell office:value-type="float" office:value="28.094733503873901" table:style-name="ce4">
            <text:p>28.095</text:p>
          </table:table-cell>
          <table:table-cell office:value-type="float" office:value="0.71078983830835296" table:style-name="ce5">
            <text:p>0.71079</text:p>
          </table:table-cell>
          <table:table-cell office:value-type="float" office:value="9009.3103027343805" table:style-name="ce2">
            <text:p>9009.31</text:p>
          </table:table-cell>
          <table:table-cell office:value-type="float" office:value="3321.9056396484398" table:style-name="ce2">
            <text:p>3321.91</text:p>
          </table:table-cell>
          <table:table-cell table:number-columns-repeated="16378" table:style-name="ce1"/>
        </table:table-row>
        <table:table-row table:style-name="ro1">
          <table:table-cell office:value-type="float" office:value="0.5" table:style-name="ce2">
            <text:p>0.50</text:p>
          </table:table-cell>
          <table:table-cell office:value-type="float" office:value="11.39" table:style-name="ce1">
            <text:p>11.39</text:p>
          </table:table-cell>
          <table:table-cell office:value-type="float" office:value="28.9476514079117" table:style-name="ce4">
            <text:p>28.948</text:p>
          </table:table-cell>
          <table:table-cell office:value-type="float" office:value="0.74649858374283296" table:style-name="ce5">
            <text:p>0.74650</text:p>
          </table:table-cell>
          <table:table-cell office:value-type="float" office:value="8342.93603515625" table:style-name="ce2">
            <text:p>8342.94</text:p>
          </table:table-cell>
          <table:table-cell office:value-type="float" office:value="3109.5971069335901" table:style-name="ce2">
            <text:p>3109.60</text:p>
          </table:table-cell>
          <table:table-cell table:number-columns-repeated="16378" table:style-name="ce1"/>
        </table:table-row>
        <table:table-row table:style-name="ro1">
          <table:table-cell office:value-type="float" office:value="0.55000000000000004" table:style-name="ce2">
            <text:p>0.55</text:p>
          </table:table-cell>
          <table:table-cell office:value-type="float" office:value="11.39" table:style-name="ce4">
            <text:p>11.390</text:p>
          </table:table-cell>
          <table:table-cell office:value-type="float" office:value="28.9476514079117" table:style-name="ce4">
            <text:p>28.948</text:p>
          </table:table-cell>
          <table:table-cell office:value-type="float" office:value="0.74649858374283296" table:style-name="ce5">
            <text:p>0.74650</text:p>
          </table:table-cell>
          <table:table-cell office:value-type="float" office:value="8342.93603515625" table:style-name="ce2">
            <text:p>8342.94</text:p>
          </table:table-cell>
          <table:table-cell office:value-type="float" office:value="3109.5971069335901" table:style-name="ce2">
            <text:p>3109.60</text:p>
          </table:table-cell>
          <table:table-cell table:number-columns-repeated="16378" table:style-name="ce1"/>
        </table:table-row>
        <table:table-row table:style-name="ro1">
          <table:table-cell office:value-type="float" office:value="0.6" table:style-name="ce2">
            <text:p>0.60</text:p>
          </table:table-cell>
          <table:table-cell office:value-type="float" office:value="12.61" table:style-name="ce4">
            <text:p>12.610</text:p>
          </table:table-cell>
          <table:table-cell office:value-type="float" office:value="29.283567961524501" table:style-name="ce4">
            <text:p>29.284</text:p>
          </table:table-cell>
          <table:table-cell office:value-type="float" office:value="0.76042785659649403" table:style-name="ce5">
            <text:p>0.76043</text:p>
          </table:table-cell>
          <table:table-cell office:value-type="float" office:value="8054.0672607421902" table:style-name="ce2">
            <text:p>8054.07</text:p>
          </table:table-cell>
          <table:table-cell office:value-type="float" office:value="3060.58203125" table:style-name="ce2">
            <text:p>3060.58</text:p>
          </table:table-cell>
          <table:table-cell table:number-columns-repeated="16378" table:style-name="ce1"/>
        </table:table-row>
        <table:table-row table:style-name="ro1">
          <table:table-cell office:value-type="float" office:value="0.65" table:style-name="ce2">
            <text:p>0.65</text:p>
          </table:table-cell>
          <table:table-cell office:value-type="float" office:value="13.86" table:style-name="ce4">
            <text:p>13.860</text:p>
          </table:table-cell>
          <table:table-cell office:value-type="float" office:value="29.5981462899354" table:style-name="ce4">
            <text:p>29.598</text:p>
          </table:table-cell>
          <table:table-cell office:value-type="float" office:value="0.77498162374208901" table:style-name="ce5">
            <text:p>0.77498</text:p>
          </table:table-cell>
          <table:table-cell office:value-type="float" office:value="7950.8347167968795" table:style-name="ce2">
            <text:p>7950.83</text:p>
          </table:table-cell>
          <table:table-cell office:value-type="float" office:value="3001.6050415039099" table:style-name="ce2">
            <text:p>3001.61</text:p>
          </table:table-cell>
          <table:table-cell table:number-columns-repeated="16378" table:style-name="ce1"/>
        </table:table-row>
        <table:table-row table:style-name="ro1">
          <table:table-cell office:value-type="float" office:value="0.7" table:style-name="ce2">
            <text:p>0.70</text:p>
          </table:table-cell>
          <table:table-cell office:value-type="float" office:value="15.18" table:style-name="ce4">
            <text:p>15.180</text:p>
          </table:table-cell>
          <table:table-cell office:value-type="float" office:value="29.892806943104802" table:style-name="ce4">
            <text:p>29.893</text:p>
          </table:table-cell>
          <table:table-cell office:value-type="float" office:value="0.78604678728455102" table:style-name="ce5">
            <text:p>0.78605</text:p>
          </table:table-cell>
          <table:table-cell office:value-type="float" office:value="7841.716796875" table:style-name="ce2">
            <text:p>7841.72</text:p>
          </table:table-cell>
          <table:table-cell office:value-type="float" office:value="3006.8927001953102" table:style-name="ce2">
            <text:p>3006.89</text:p>
          </table:table-cell>
          <table:table-cell table:number-columns-repeated="16378" table:style-name="ce1"/>
        </table:table-row>
        <table:table-row table:style-name="ro1">
          <table:table-cell office:value-type="float" office:value="0.75" table:style-name="ce2">
            <text:p>0.75</text:p>
          </table:table-cell>
          <table:table-cell office:value-type="float" office:value="16.2" table:style-name="ce4">
            <text:p>16.200</text:p>
          </table:table-cell>
          <table:table-cell office:value-type="float" office:value="30.119" table:style-name="ce4">
            <text:p>30.119</text:p>
          </table:table-cell>
          <table:table-cell office:value-type="float" office:value="0.79440999999999995" table:style-name="ce5">
            <text:p>0.79441</text:p>
          </table:table-cell>
          <table:table-cell office:value-type="float" office:value="7748.16" table:style-name="ce2">
            <text:p>7748.16</text:p>
          </table:table-cell>
          <table:table-cell office:value-type="float" office:value="3005.98" table:style-name="ce2">
            <text:p>3005.98</text:p>
          </table:table-cell>
          <table:table-cell table:number-columns-repeated="16378" table:style-name="ce1"/>
        </table:table-row>
        <table:table-row table:style-name="ro1">
          <table:table-cell office:value-type="float" office:value="0.8" table:style-name="ce2">
            <text:p>0.80</text:p>
          </table:table-cell>
          <table:table-cell office:value-type="float" office:value="17.87" table:style-name="ce4">
            <text:p>17.870</text:p>
          </table:table-cell>
          <table:table-cell office:value-type="float" office:value="30.4386361241963" table:style-name="ce4">
            <text:p>30.439</text:p>
          </table:table-cell>
          <table:table-cell office:value-type="float" office:value="0.80598309339819896" table:style-name="ce5">
            <text:p>0.80598</text:p>
          </table:table-cell>
          <table:table-cell office:value-type="float" office:value="7432.8565673828098" table:style-name="ce2">
            <text:p>7432.86</text:p>
          </table:table-cell>
          <table:table-cell office:value-type="float" office:value="2939.1635131835901" table:style-name="ce2">
            <text:p>2939.16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1">
          <table:table-cell table:style-name="ce1"/>
          <table:table-cell table:number-columns-repeated="2" table:style-name="ce4"/>
          <table:table-cell table:style-name="ce1"/>
          <table:table-cell table:number-columns-repeated="2" table:style-name="ce2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number-rows-repeated="1048559" table:style-name="ro2">
          <table:table-cell table:number-columns-repeated="16384"/>
        </table:table-row>
      </table:table>
      <table:table table:name="Lenna" table:style-name="ta1">
        <table:table-column table:style-name="co1" table:default-cell-style-name="ce1"/>
        <table:table-column table:style-name="co1" table:number-columns-repeated="2" table:default-cell-style-name="ce4"/>
        <table:table-column table:style-name="co1" table:default-cell-style-name="ce1"/>
        <table:table-column table:style-name="co1" table:number-columns-repeated="2" table:default-cell-style-name="ce2"/>
        <table:table-column table:style-name="co2" table:number-columns-repeated="16378" table:default-cell-style-name="ce1"/>
        <table:table-row table:style-name="ro1">
          <table:table-cell office:value-type="string" table:style-name="ce2">
            <text:p>bpp</text:p>
          </table:table-cell>
          <table:table-cell office:value-type="string" table:style-name="ce4">
            <text:p>Q</text:p>
          </table:table-cell>
          <table:table-cell office:value-type="string" table:style-name="ce4">
            <text:p>PSNR</text:p>
          </table:table-cell>
          <table:table-cell office:value-type="string" table:style-name="ce5">
            <text:p>MSSIM</text:p>
          </table:table-cell>
          <table:table-cell office:value-type="string" table:style-name="ce2">
            <text:p>MSDS1</text:p>
          </table:table-cell>
          <table:table-cell office:value-type="string" table:style-name="ce2">
            <text:p>MSDS2</text:p>
          </table:table-cell>
          <table:table-cell office:value-type="string" table:style-name="ce1">
            <text:p>low_3_value</text:p>
          </table:table-cell>
          <table:table-cell office:value-type="string" table:style-name="ce4">
            <text:p>others_value</text:p>
          </table:table-cell>
          <table:table-cell table:number-columns-repeated="16376"/>
        </table:table-row>
        <table:table-row table:style-name="ro1">
          <table:table-cell office:value-type="float" office:value="0.2" table:style-name="ce2">
            <text:p>0.20</text:p>
          </table:table-cell>
          <table:table-cell office:value-type="float" office:value="2.61" table:style-name="ce4">
            <text:p>2.610</text:p>
          </table:table-cell>
          <table:table-cell office:value-type="float" office:value="23.617017239692998" table:style-name="ce4">
            <text:p>23.617</text:p>
          </table:table-cell>
          <table:table-cell office:value-type="float" office:value="0.62366468735018499" table:style-name="ce5">
            <text:p>0.62366</text:p>
          </table:table-cell>
          <table:table-cell office:value-type="float" office:value="18419.924316406301" table:style-name="ce2">
            <text:p>18419.92</text:p>
          </table:table-cell>
          <table:table-cell office:value-type="float" office:value="5596.7694702148401" table:style-name="ce2">
            <text:p>5596.77</text:p>
          </table:table-cell>
          <table:table-cell office:value-type="float" office:value="319580.451889413" table:style-name="ce6">
            <text:p>319580.4519</text:p>
          </table:table-cell>
          <table:table-cell office:value-type="float" office:value="1117062.7593439899" table:style-name="ce6">
            <text:p>1117062.759</text:p>
          </table:table-cell>
          <table:table-cell table:number-columns-repeated="16376"/>
        </table:table-row>
        <table:table-row table:style-name="ro1">
          <table:table-cell office:value-type="float" office:value="0.25" table:style-name="ce2">
            <text:p>0.25</text:p>
          </table:table-cell>
          <table:table-cell office:value-type="float" office:value="3.89" table:style-name="ce4">
            <text:p>3.890</text:p>
          </table:table-cell>
          <table:table-cell office:value-type="float" office:value="26.1068731565978" table:style-name="ce4">
            <text:p>26.107</text:p>
          </table:table-cell>
          <table:table-cell office:value-type="float" office:value="0.68952486863516405" table:style-name="ce5">
            <text:p>0.68952</text:p>
          </table:table-cell>
          <table:table-cell office:value-type="float" office:value="13966.2294921875" table:style-name="ce2">
            <text:p>13966.23</text:p>
          </table:table-cell>
          <table:table-cell office:value-type="float" office:value="4619.2868652343705" table:style-name="ce2">
            <text:p>4619.29</text:p>
          </table:table-cell>
          <table:table-cell table:number-columns-repeated="16378" table:style-name="ce1"/>
        </table:table-row>
        <table:table-row table:style-name="ro1">
          <table:table-cell office:value-type="float" office:value="0.3" table:style-name="ce2">
            <text:p>0.30</text:p>
          </table:table-cell>
          <table:table-cell office:value-type="float" office:value="5.15" table:style-name="ce4">
            <text:p>5.150</text:p>
          </table:table-cell>
          <table:table-cell office:value-type="float" office:value="27.275930077615701" table:style-name="ce4">
            <text:p>27.276</text:p>
          </table:table-cell>
          <table:table-cell office:value-type="float" office:value="0.72515053498073201" table:style-name="ce5">
            <text:p>0.72515</text:p>
          </table:table-cell>
          <table:table-cell office:value-type="float" office:value="12214.3787841797" table:style-name="ce2">
            <text:p>12214.38</text:p>
          </table:table-cell>
          <table:table-cell office:value-type="float" office:value="4214.9850463867197" table:style-name="ce2">
            <text:p>4214.99</text:p>
          </table:table-cell>
          <table:table-cell table:number-columns-repeated="16378" table:style-name="ce1"/>
        </table:table-row>
        <table:table-row table:style-name="ro1">
          <table:table-cell office:value-type="float" office:value="0.35" table:style-name="ce2">
            <text:p>0.35</text:p>
          </table:table-cell>
          <table:table-cell office:value-type="float" office:value="6.53" table:style-name="ce4">
            <text:p>6.530</text:p>
          </table:table-cell>
          <table:table-cell office:value-type="float" office:value="28.3664938771254" table:style-name="ce4">
            <text:p>28.366</text:p>
          </table:table-cell>
          <table:table-cell office:value-type="float" office:value="0.75654693017900299" table:style-name="ce5">
            <text:p>0.75655</text:p>
          </table:table-cell>
          <table:table-cell office:value-type="float" office:value="10447.9462890625" table:style-name="ce2">
            <text:p>10447.95</text:p>
          </table:table-cell>
          <table:table-cell office:value-type="float" office:value="3787.7120361328102" table:style-name="ce2">
            <text:p>3787.71</text:p>
          </table:table-cell>
          <table:table-cell table:number-columns-repeated="16378" table:style-name="ce1"/>
        </table:table-row>
        <table:table-row table:style-name="ro1">
          <table:table-cell office:value-type="float" office:value="0.4" table:style-name="ce2">
            <text:p>0.40</text:p>
          </table:table-cell>
          <table:table-cell office:value-type="float" office:value="8.0500000000000007" table:style-name="ce4">
            <text:p>8.050</text:p>
          </table:table-cell>
          <table:table-cell office:value-type="float" office:value="29.340171745588201" table:style-name="ce4">
            <text:p>29.340</text:p>
          </table:table-cell>
          <table:table-cell office:value-type="float" office:value="0.78658574253250602" table:style-name="ce5">
            <text:p>0.78659</text:p>
          </table:table-cell>
          <table:table-cell office:value-type="float" office:value="9150.9735107421893" table:style-name="ce2">
            <text:p>9150.97</text:p>
          </table:table-cell>
          <table:table-cell office:value-type="float" office:value="3323.7877807617201" table:style-name="ce2">
            <text:p>3323.79</text:p>
          </table:table-cell>
          <table:table-cell table:number-columns-repeated="16378" table:style-name="ce1"/>
        </table:table-row>
        <table:table-row table:style-name="ro1">
          <table:table-cell office:value-type="float" office:value="0.45" table:style-name="ce2">
            <text:p>0.45</text:p>
          </table:table-cell>
          <table:table-cell office:value-type="float" office:value="9.66" table:style-name="ce4">
            <text:p>9.660</text:p>
          </table:table-cell>
          <table:table-cell office:value-type="float" office:value="30.074938915457899" table:style-name="ce4">
            <text:p>30.075</text:p>
          </table:table-cell>
          <table:table-cell office:value-type="float" office:value="0.80804299227999299" table:style-name="ce5">
            <text:p>0.80804</text:p>
          </table:table-cell>
          <table:table-cell office:value-type="float" office:value="8412.0290527343805" table:style-name="ce2">
            <text:p>8412.03</text:p>
          </table:table-cell>
          <table:table-cell office:value-type="float" office:value="3144.5582275390602" table:style-name="ce2">
            <text:p>3144.56</text:p>
          </table:table-cell>
          <table:table-cell table:number-columns-repeated="16378" table:style-name="ce1"/>
        </table:table-row>
        <table:table-row table:style-name="ro1">
          <table:table-cell office:value-type="float" office:value="0.5" table:style-name="ce2">
            <text:p>0.50</text:p>
          </table:table-cell>
          <table:table-cell office:value-type="float" office:value="11.19" table:style-name="ce1">
            <text:p>11.19</text:p>
          </table:table-cell>
          <table:table-cell office:value-type="float" office:value="30.6822839922249" table:style-name="ce4">
            <text:p>30.682</text:p>
          </table:table-cell>
          <table:table-cell office:value-type="float" office:value="0.82339935240089102" table:style-name="ce5">
            <text:p>0.82340</text:p>
          </table:table-cell>
          <table:table-cell office:value-type="float" office:value="7956.5920410156295" table:style-name="ce2">
            <text:p>7956.59</text:p>
          </table:table-cell>
          <table:table-cell office:value-type="float" office:value="2954.4902954101599" table:style-name="ce2">
            <text:p>2954.49</text:p>
          </table:table-cell>
          <table:table-cell table:number-columns-repeated="16378" table:style-name="ce1"/>
        </table:table-row>
        <table:table-row table:style-name="ro1">
          <table:table-cell office:value-type="float" office:value="0.55000000000000004" table:style-name="ce2">
            <text:p>0.55</text:p>
          </table:table-cell>
          <table:table-cell office:value-type="float" office:value="13.05" table:style-name="ce4">
            <text:p>13.050</text:p>
          </table:table-cell>
          <table:table-cell office:value-type="float" office:value="31.304245010359701" table:style-name="ce4">
            <text:p>31.304</text:p>
          </table:table-cell>
          <table:table-cell office:value-type="float" office:value="0.83827100061600901" table:style-name="ce5">
            <text:p>0.83827</text:p>
          </table:table-cell>
          <table:table-cell office:value-type="float" office:value="7481.1505126953098" table:style-name="ce2">
            <text:p>7481.15</text:p>
          </table:table-cell>
          <table:table-cell office:value-type="float" office:value="2778.52465820312" table:style-name="ce2">
            <text:p>2778.52</text:p>
          </table:table-cell>
          <table:table-cell table:number-columns-repeated="16378" table:style-name="ce1"/>
        </table:table-row>
        <table:table-row table:style-name="ro1">
          <table:table-cell office:value-type="float" office:value="0.6" table:style-name="ce2">
            <text:p>0.60</text:p>
          </table:table-cell>
          <table:table-cell office:value-type="float" office:value="14.55" table:style-name="ce4">
            <text:p>14.550</text:p>
          </table:table-cell>
          <table:table-cell office:value-type="float" office:value="31.702000000000002" table:style-name="ce4">
            <text:p>31.702</text:p>
          </table:table-cell>
          <table:table-cell office:value-type="float" office:value="0.84694000000000003" table:style-name="ce5">
            <text:p>0.84694</text:p>
          </table:table-cell>
          <table:table-cell office:value-type="float" office:value="7172.37" table:style-name="ce2">
            <text:p>7172.37</text:p>
          </table:table-cell>
          <table:table-cell office:value-type="float" office:value="2720.89" table:style-name="ce2">
            <text:p>2720.89</text:p>
          </table:table-cell>
          <table:table-cell table:number-columns-repeated="16378" table:style-name="ce1"/>
        </table:table-row>
        <table:table-row table:style-name="ro1">
          <table:table-cell office:value-type="float" office:value="0.65" table:style-name="ce2">
            <text:p>0.65</text:p>
          </table:table-cell>
          <table:table-cell office:value-type="float" office:value="17.059999999999999" table:style-name="ce4">
            <text:p>17.060</text:p>
          </table:table-cell>
          <table:table-cell office:value-type="float" office:value="32.281234748487698" table:style-name="ce4">
            <text:p>32.281</text:p>
          </table:table-cell>
          <table:table-cell office:value-type="float" office:value="0.85952054530310196" table:style-name="ce5">
            <text:p>0.85952</text:p>
          </table:table-cell>
          <table:table-cell office:value-type="float" office:value="6751.77490234375" table:style-name="ce2">
            <text:p>6751.77</text:p>
          </table:table-cell>
          <table:table-cell office:value-type="float" office:value="2548.8051147460901" table:style-name="ce2">
            <text:p>2548.81</text:p>
          </table:table-cell>
          <table:table-cell table:number-columns-repeated="16378" table:style-name="ce1"/>
        </table:table-row>
        <table:table-row table:style-name="ro1">
          <table:table-cell office:value-type="float" office:value="0.7" table:style-name="ce2">
            <text:p>0.70</text:p>
          </table:table-cell>
          <table:table-cell office:value-type="float" office:value="19.07" table:style-name="ce4">
            <text:p>19.070</text:p>
          </table:table-cell>
          <table:table-cell office:value-type="float" office:value="32.683436659235497" table:style-name="ce4">
            <text:p>32.683</text:p>
          </table:table-cell>
          <table:table-cell office:value-type="float" office:value="0.867265107170896" table:style-name="ce5">
            <text:p>0.86727</text:p>
          </table:table-cell>
          <table:table-cell office:value-type="float" office:value="6462.8359375" table:style-name="ce2">
            <text:p>6462.84</text:p>
          </table:table-cell>
          <table:table-cell office:value-type="float" office:value="2494.3389282226599" table:style-name="ce2">
            <text:p>2494.34</text:p>
          </table:table-cell>
          <table:table-cell table:number-columns-repeated="16378" table:style-name="ce1"/>
        </table:table-row>
        <table:table-row table:style-name="ro1">
          <table:table-cell office:value-type="float" office:value="0.75" table:style-name="ce2">
            <text:p>0.75</text:p>
          </table:table-cell>
          <table:table-cell office:value-type="float" office:value="21.305" table:style-name="ce4">
            <text:p>21.305</text:p>
          </table:table-cell>
          <table:table-cell office:value-type="float" office:value="33.0804113684163" table:style-name="ce4">
            <text:p>33.080</text:p>
          </table:table-cell>
          <table:table-cell office:value-type="float" office:value="0.87512432599823897" table:style-name="ce5">
            <text:p>0.87512</text:p>
          </table:table-cell>
          <table:table-cell office:value-type="float" office:value="6187.8741455078098" table:style-name="ce2">
            <text:p>6187.87</text:p>
          </table:table-cell>
          <table:table-cell office:value-type="float" office:value="2362.2329711914099" table:style-name="ce2">
            <text:p>2362.23</text:p>
          </table:table-cell>
          <table:table-cell table:number-columns-repeated="16378" table:style-name="ce1"/>
        </table:table-row>
        <table:table-row table:style-name="ro1">
          <table:table-cell office:value-type="float" office:value="0.8" table:style-name="ce2">
            <text:p>0.80</text:p>
          </table:table-cell>
          <table:table-cell office:value-type="float" office:value="23.75" table:style-name="ce4">
            <text:p>23.750</text:p>
          </table:table-cell>
          <table:table-cell office:value-type="float" office:value="33.430999999999997" table:style-name="ce4">
            <text:p>33.431</text:p>
          </table:table-cell>
          <table:table-cell office:value-type="float" office:value="0.88185000000000002" table:style-name="ce5">
            <text:p>0.88185</text:p>
          </table:table-cell>
          <table:table-cell office:value-type="float" office:value="5999.3" table:style-name="ce2">
            <text:p>5999.30</text:p>
          </table:table-cell>
          <table:table-cell office:value-type="float" office:value="2508.5" table:style-name="ce2">
            <text:p>2508.50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1">
          <table:table-cell table:style-name="ce1"/>
          <table:table-cell table:number-columns-repeated="2" table:style-name="ce4"/>
          <table:table-cell table:style-name="ce1"/>
          <table:table-cell table:number-columns-repeated="2" table:style-name="ce2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number-rows-repeated="1048559" table:style-name="ro2">
          <table:table-cell table:number-columns-repeated="16384"/>
        </table:table-row>
      </table:table>
      <table:table table:name="Mandrill" table:style-name="ta1">
        <table:table-column table:style-name="co1" table:default-cell-style-name="ce10"/>
        <table:table-column table:style-name="co1" table:number-columns-repeated="2" table:default-cell-style-name="ce8"/>
        <table:table-column table:style-name="co1" table:default-cell-style-name="ce9"/>
        <table:table-column table:style-name="co1" table:number-columns-repeated="2" table:default-cell-style-name="ce7"/>
        <table:table-column table:style-name="co1" table:number-columns-repeated="1018" table:default-cell-style-name="ce10"/>
        <table:table-column table:style-name="co2" table:number-columns-repeated="15360" table:default-cell-style-name="ce1"/>
        <table:table-row table:style-name="ro1">
          <table:table-cell office:value-type="string" table:style-name="ce7">
            <text:p>bpp</text:p>
          </table:table-cell>
          <table:table-cell office:value-type="string" table:style-name="ce8">
            <text:p>Q</text:p>
          </table:table-cell>
          <table:table-cell office:value-type="string" table:style-name="ce8">
            <text:p>PSNR</text:p>
          </table:table-cell>
          <table:table-cell office:value-type="string" table:style-name="ce9">
            <text:p>MSSIM</text:p>
          </table:table-cell>
          <table:table-cell office:value-type="string" table:style-name="ce7">
            <text:p>MSDS1</text:p>
          </table:table-cell>
          <table:table-cell office:value-type="string" table:style-name="ce7">
            <text:p>MSDS2</text:p>
          </table:table-cell>
          <table:table-cell office:value-type="string" table:style-name="ce10">
            <text:p>low_3_value</text:p>
          </table:table-cell>
          <table:table-cell office:value-type="string" table:style-name="ce8">
            <text:p>others_value</text:p>
          </table:table-cell>
          <table:table-cell table:number-columns-repeated="16376"/>
        </table:table-row>
        <table:table-row table:style-name="ro1">
          <table:table-cell office:value-type="float" office:value="0.2" table:style-name="ce7">
            <text:p>0.20</text:p>
          </table:table-cell>
          <table:table-cell office:value-type="float" office:value="2.4300000000000002" table:style-name="ce8">
            <text:p>2.430</text:p>
          </table:table-cell>
          <table:table-cell office:value-type="float" office:value="19.3988383869237" table:style-name="ce8">
            <text:p>19.399</text:p>
          </table:table-cell>
          <table:table-cell office:value-type="float" office:value="0.34202747758413699" table:style-name="ce9">
            <text:p>0.34203</text:p>
          </table:table-cell>
          <table:table-cell office:value-type="float" office:value="31920.4777832031" table:style-name="ce7">
            <text:p>31920.48</text:p>
          </table:table-cell>
          <table:table-cell office:value-type="float" office:value="9652.0136108398401" table:style-name="ce7">
            <text:p>9652.01</text:p>
          </table:table-cell>
          <table:table-cell office:value-type="float" office:value="487836.33373955498" table:style-name="ce14">
            <text:p>487836.3337</text:p>
          </table:table-cell>
          <table:table-cell office:value-type="float" office:value="3415689.0543431998" table:style-name="ce14">
            <text:p>3415689.054</text:p>
          </table:table-cell>
          <table:table-cell table:number-columns-repeated="16376"/>
        </table:table-row>
        <table:table-row table:style-name="ro1">
          <table:table-cell office:value-type="float" office:value="0.25" table:style-name="ce7">
            <text:p>0.25</text:p>
          </table:table-cell>
          <table:table-cell office:value-type="float" office:value="3" table:style-name="ce8">
            <text:p>3.000</text:p>
          </table:table-cell>
          <table:table-cell office:value-type="float" office:value="19.977" table:style-name="ce8">
            <text:p>19.977</text:p>
          </table:table-cell>
          <table:table-cell office:value-type="float" office:value="0.39171" table:style-name="ce9">
            <text:p>0.39171</text:p>
          </table:table-cell>
          <table:table-cell office:value-type="float" office:value="33814" table:style-name="ce7">
            <text:p>33814.00</text:p>
          </table:table-cell>
          <table:table-cell office:value-type="float" office:value="10768.72" table:style-name="ce7">
            <text:p>10768.72</text:p>
          </table:table-cell>
          <table:table-cell table:number-columns-repeated="1018" table:style-name="ce10"/>
          <table:table-cell table:number-columns-repeated="15360"/>
        </table:table-row>
        <table:table-row table:style-name="ro1">
          <table:table-cell office:value-type="float" office:value="0.3" table:style-name="ce7">
            <text:p>0.30</text:p>
          </table:table-cell>
          <table:table-cell office:value-type="float" office:value="3.6" table:style-name="ce8">
            <text:p>3.600</text:p>
          </table:table-cell>
          <table:table-cell office:value-type="float" office:value="20.494" table:style-name="ce8">
            <text:p>20.494</text:p>
          </table:table-cell>
          <table:table-cell office:value-type="float" office:value="0.44201000000000001" table:style-name="ce9">
            <text:p>0.44201</text:p>
          </table:table-cell>
          <table:table-cell office:value-type="float" office:value="35422.080000000002" table:style-name="ce7">
            <text:p>35422.08</text:p>
          </table:table-cell>
          <table:table-cell office:value-type="float" office:value="11671.71" table:style-name="ce7">
            <text:p>11671.71</text:p>
          </table:table-cell>
          <table:table-cell table:number-columns-repeated="1018" table:style-name="ce10"/>
          <table:table-cell table:number-columns-repeated="15360"/>
        </table:table-row>
        <table:table-row table:style-name="ro1">
          <table:table-cell office:value-type="float" office:value="0.35" table:style-name="ce7">
            <text:p>0.35</text:p>
          </table:table-cell>
          <table:table-cell office:value-type="float" office:value="4.2" table:style-name="ce8">
            <text:p>4.200</text:p>
          </table:table-cell>
          <table:table-cell office:value-type="float" office:value="20.937999999999999" table:style-name="ce8">
            <text:p>20.938</text:p>
          </table:table-cell>
          <table:table-cell office:value-type="float" office:value="0.48425000000000001" table:style-name="ce9">
            <text:p>0.48425</text:p>
          </table:table-cell>
          <table:table-cell office:value-type="float" office:value="35672.22" table:style-name="ce7">
            <text:p>35672.22</text:p>
          </table:table-cell>
          <table:table-cell office:value-type="float" office:value="12111.51" table:style-name="ce7">
            <text:p>12111.51</text:p>
          </table:table-cell>
          <table:table-cell table:number-columns-repeated="1018" table:style-name="ce10"/>
          <table:table-cell table:number-columns-repeated="15360"/>
        </table:table-row>
        <table:table-row table:style-name="ro1">
          <table:table-cell office:value-type="float" office:value="0.4" table:style-name="ce7">
            <text:p>0.40</text:p>
          </table:table-cell>
          <table:table-cell office:value-type="float" office:value="4.7" table:style-name="ce8">
            <text:p>4.700</text:p>
          </table:table-cell>
          <table:table-cell office:value-type="float" office:value="21.240814087838601" table:style-name="ce11">
            <text:p>21.241</text:p>
          </table:table-cell>
          <table:table-cell office:value-type="float" office:value="0.51103926250239196" table:style-name="ce12">
            <text:p>0.51104</text:p>
          </table:table-cell>
          <table:table-cell office:value-type="float" office:value="36402.065673828103" table:style-name="ce13">
            <text:p>36402.07</text:p>
          </table:table-cell>
          <table:table-cell office:value-type="float" office:value="12507.5509033203" table:style-name="ce13">
            <text:p>12507.55</text:p>
          </table:table-cell>
          <table:table-cell table:number-columns-repeated="1018" table:style-name="ce10"/>
          <table:table-cell table:number-columns-repeated="15360"/>
        </table:table-row>
        <table:table-row table:style-name="ro1">
          <table:table-cell office:value-type="float" office:value="0.45" table:style-name="ce7">
            <text:p>0.45</text:p>
          </table:table-cell>
          <table:table-cell office:value-type="float" office:value="5.25" table:style-name="ce8">
            <text:p>5.250</text:p>
          </table:table-cell>
          <table:table-cell office:value-type="float" office:value="21.569910824629002" table:style-name="ce11">
            <text:p>21.570</text:p>
          </table:table-cell>
          <table:table-cell office:value-type="float" office:value="0.54016666213014097" table:style-name="ce12">
            <text:p>0.54017</text:p>
          </table:table-cell>
          <table:table-cell office:value-type="float" office:value="36298.965332031301" table:style-name="ce13">
            <text:p>36298.97</text:p>
          </table:table-cell>
          <table:table-cell office:value-type="float" office:value="12712.723327636701" table:style-name="ce13">
            <text:p>12712.72</text:p>
          </table:table-cell>
          <table:table-cell table:number-columns-repeated="1018" table:style-name="ce10"/>
          <table:table-cell table:number-columns-repeated="15360"/>
        </table:table-row>
        <table:table-row table:style-name="ro1">
          <table:table-cell office:value-type="float" office:value="0.5" table:style-name="ce7">
            <text:p>0.50</text:p>
          </table:table-cell>
          <table:table-cell office:value-type="float" office:value="5.8" table:style-name="ce8">
            <text:p>5.800</text:p>
          </table:table-cell>
          <table:table-cell office:value-type="float" office:value="21.857351197635399" table:style-name="ce11">
            <text:p>21.857</text:p>
          </table:table-cell>
          <table:table-cell office:value-type="float" office:value="0.56407663761706095" table:style-name="ce12">
            <text:p>0.56408</text:p>
          </table:table-cell>
          <table:table-cell office:value-type="float" office:value="35616.441894531199" table:style-name="ce13">
            <text:p>35616.44</text:p>
          </table:table-cell>
          <table:table-cell office:value-type="float" office:value="12344.755371093799" table:style-name="ce13">
            <text:p>12344.76</text:p>
          </table:table-cell>
          <table:table-cell table:number-columns-repeated="1018" table:style-name="ce10"/>
          <table:table-cell table:number-columns-repeated="15360"/>
        </table:table-row>
        <table:table-row table:style-name="ro1">
          <table:table-cell office:value-type="float" office:value="0.55000000000000004" table:style-name="ce7">
            <text:p>0.55</text:p>
          </table:table-cell>
          <table:table-cell office:value-type="float" office:value="6.22" table:style-name="ce8">
            <text:p>6.220</text:p>
          </table:table-cell>
          <table:table-cell office:value-type="float" office:value="22.106533787763698" table:style-name="ce11">
            <text:p>22.107</text:p>
          </table:table-cell>
          <table:table-cell office:value-type="float" office:value="0.58417648768006003" table:style-name="ce12">
            <text:p>0.58418</text:p>
          </table:table-cell>
          <table:table-cell office:value-type="float" office:value="35673.760009765603" table:style-name="ce13">
            <text:p>35673.76</text:p>
          </table:table-cell>
          <table:table-cell office:value-type="float" office:value="12528.622375488299" table:style-name="ce13">
            <text:p>12528.62</text:p>
          </table:table-cell>
          <table:table-cell table:number-columns-repeated="1018" table:style-name="ce10"/>
          <table:table-cell table:number-columns-repeated="15360"/>
        </table:table-row>
        <table:table-row table:style-name="ro1">
          <table:table-cell office:value-type="float" office:value="0.6" table:style-name="ce7">
            <text:p>0.60</text:p>
          </table:table-cell>
          <table:table-cell office:value-type="float" office:value="6.9" table:style-name="ce8">
            <text:p>6.900</text:p>
          </table:table-cell>
          <table:table-cell office:value-type="float" office:value="22.341556756613901" table:style-name="ce11">
            <text:p>22.342</text:p>
          </table:table-cell>
          <table:table-cell office:value-type="float" office:value="0.60252353666470004" table:style-name="ce12">
            <text:p>0.60252</text:p>
          </table:table-cell>
          <table:table-cell office:value-type="float" office:value="35401.443603515603" table:style-name="ce13">
            <text:p>35401.44</text:p>
          </table:table-cell>
          <table:table-cell office:value-type="float" office:value="12582.657043457" table:style-name="ce13">
            <text:p>12582.66</text:p>
          </table:table-cell>
          <table:table-cell table:number-columns-repeated="1018" table:style-name="ce10"/>
          <table:table-cell table:number-columns-repeated="15360"/>
        </table:table-row>
        <table:table-row table:style-name="ro1">
          <table:table-cell office:value-type="float" office:value="0.65" table:style-name="ce7">
            <text:p>0.65</text:p>
          </table:table-cell>
          <table:table-cell office:value-type="float" office:value="7.5" table:style-name="ce8">
            <text:p>7.500</text:p>
          </table:table-cell>
          <table:table-cell office:value-type="float" office:value="22.571695705980499" table:style-name="ce11">
            <text:p>22.572</text:p>
          </table:table-cell>
          <table:table-cell office:value-type="float" office:value="0.62089546058983602" table:style-name="ce12">
            <text:p>0.62090</text:p>
          </table:table-cell>
          <table:table-cell office:value-type="float" office:value="35126.365356445298" table:style-name="ce13">
            <text:p>35126.37</text:p>
          </table:table-cell>
          <table:table-cell office:value-type="float" office:value="12537.883300781299" table:style-name="ce13">
            <text:p>12537.88</text:p>
          </table:table-cell>
          <table:table-cell table:number-columns-repeated="1018" table:style-name="ce10"/>
          <table:table-cell table:number-columns-repeated="15360"/>
        </table:table-row>
        <table:table-row table:style-name="ro1">
          <table:table-cell office:value-type="float" office:value="0.7" table:style-name="ce7">
            <text:p>0.70</text:p>
          </table:table-cell>
          <table:table-cell office:value-type="float" office:value="8.1" table:style-name="ce8">
            <text:p>8.100</text:p>
          </table:table-cell>
          <table:table-cell office:value-type="float" office:value="22.784204719062298" table:style-name="ce11">
            <text:p>22.784</text:p>
          </table:table-cell>
          <table:table-cell office:value-type="float" office:value="0.63504219089974001" table:style-name="ce12">
            <text:p>0.63504</text:p>
          </table:table-cell>
          <table:table-cell office:value-type="float" office:value="35036.059326171897" table:style-name="ce13">
            <text:p>35036.06</text:p>
          </table:table-cell>
          <table:table-cell office:value-type="float" office:value="12606.076538085899" table:style-name="ce13">
            <text:p>12606.08</text:p>
          </table:table-cell>
          <table:table-cell table:number-columns-repeated="1018" table:style-name="ce10"/>
          <table:table-cell table:number-columns-repeated="15360"/>
        </table:table-row>
        <table:table-row table:style-name="ro1">
          <table:table-cell office:value-type="float" office:value="0.75" table:style-name="ce7">
            <text:p>0.75</text:p>
          </table:table-cell>
          <table:table-cell office:value-type="float" office:value="8.6999999999999993" table:style-name="ce8">
            <text:p>8.700</text:p>
          </table:table-cell>
          <table:table-cell office:value-type="float" office:value="22.9820263952308" table:style-name="ce11">
            <text:p>22.982</text:p>
          </table:table-cell>
          <table:table-cell office:value-type="float" office:value="0.64984629178254905" table:style-name="ce12">
            <text:p>0.64985</text:p>
          </table:table-cell>
          <table:table-cell office:value-type="float" office:value="34726.614746093699" table:style-name="ce13">
            <text:p>34726.61</text:p>
          </table:table-cell>
          <table:table-cell office:value-type="float" office:value="12530.120666503901" table:style-name="ce13">
            <text:p>12530.12</text:p>
          </table:table-cell>
          <table:table-cell table:number-columns-repeated="1018" table:style-name="ce10"/>
          <table:table-cell table:number-columns-repeated="15360"/>
        </table:table-row>
        <table:table-row table:style-name="ro1">
          <table:table-cell office:value-type="float" office:value="0.8" table:style-name="ce7">
            <text:p>0.80</text:p>
          </table:table-cell>
          <table:table-cell office:value-type="float" office:value="9.2799999999999994" table:style-name="ce8">
            <text:p>9.280</text:p>
          </table:table-cell>
          <table:table-cell office:value-type="float" office:value="23.160823765768999" table:style-name="ce11">
            <text:p>23.161</text:p>
          </table:table-cell>
          <table:table-cell office:value-type="float" office:value="0.66156912977599502" table:style-name="ce12">
            <text:p>0.66157</text:p>
          </table:table-cell>
          <table:table-cell office:value-type="float" office:value="35018.577392578103" table:style-name="ce13">
            <text:p>35018.58</text:p>
          </table:table-cell>
          <table:table-cell office:value-type="float" office:value="12597.1708984375" table:style-name="ce13">
            <text:p>12597.17</text:p>
          </table:table-cell>
          <table:table-cell table:number-columns-repeated="1018" table:style-name="ce10"/>
          <table:table-cell table:number-columns-repeated="15360"/>
        </table:table-row>
        <table:table-row table:number-rows-repeated="2" table:style-name="ro1">
          <table:table-cell table:style-name="ce10"/>
          <table:table-cell table:number-columns-repeated="2" table:style-name="ce8"/>
          <table:table-cell table:style-name="ce9"/>
          <table:table-cell table:number-columns-repeated="2" table:style-name="ce7"/>
          <table:table-cell table:number-columns-repeated="1018" table:style-name="ce10"/>
          <table:table-cell table:number-columns-repeated="15360"/>
        </table:table-row>
        <table:table-row table:style-name="ro1">
          <table:table-cell table:number-columns-repeated="16384"/>
        </table:table-row>
        <table:table-row table:number-rows-repeated="1048559" table:style-name="ro2">
          <table:table-cell table:number-columns-repeated="16384"/>
        </table:table-row>
      </table:table>
      <table:table table:name="Milkdrop" table:style-name="ta1">
        <table:table-column table:style-name="co1" table:default-cell-style-name="ce1"/>
        <table:table-column table:style-name="co1" table:default-cell-style-name="ce4"/>
        <table:table-column table:style-name="co1" table:default-cell-style-name="ce15"/>
        <table:table-column table:style-name="co1" table:default-cell-style-name="ce5"/>
        <table:table-column table:style-name="co1" table:number-columns-repeated="2" table:default-cell-style-name="ce2"/>
        <table:table-column table:style-name="co2" table:number-columns-repeated="16378" table:default-cell-style-name="ce1"/>
        <table:table-row table:style-name="ro1">
          <table:table-cell office:value-type="string" table:style-name="ce2">
            <text:p>bpp</text:p>
          </table:table-cell>
          <table:table-cell office:value-type="string" table:style-name="ce4">
            <text:p>Q</text:p>
          </table:table-cell>
          <table:table-cell office:value-type="string" table:style-name="ce15">
            <text:p>PSNR</text:p>
          </table:table-cell>
          <table:table-cell office:value-type="string" table:style-name="ce5">
            <text:p>MSSIM</text:p>
          </table:table-cell>
          <table:table-cell office:value-type="string" table:style-name="ce2">
            <text:p>MSDS1</text:p>
          </table:table-cell>
          <table:table-cell office:value-type="string" table:style-name="ce2">
            <text:p>MSDS2</text:p>
          </table:table-cell>
          <table:table-cell office:value-type="string" table:style-name="ce1">
            <text:p>low_3_value</text:p>
          </table:table-cell>
          <table:table-cell office:value-type="string" table:style-name="ce4">
            <text:p>others_value</text:p>
          </table:table-cell>
          <table:table-cell table:number-columns-repeated="16376"/>
        </table:table-row>
        <table:table-row table:style-name="ro1">
          <table:table-cell office:value-type="float" office:value="0.2" table:style-name="ce7">
            <text:p>0.20</text:p>
          </table:table-cell>
          <table:table-cell office:value-type="float" office:value="3.4550000000000001" table:style-name="ce8">
            <text:p>3.455</text:p>
          </table:table-cell>
          <table:table-cell office:value-type="float" office:value="26.3882092039463" table:style-name="ce16">
            <text:p>26.3882</text:p>
          </table:table-cell>
          <table:table-cell office:value-type="float" office:value="0.68176139109252798" table:style-name="ce16">
            <text:p>0.6818</text:p>
          </table:table-cell>
          <table:table-cell office:value-type="float" office:value="8655.8908691406305" table:style-name="ce7">
            <text:p>8655.89</text:p>
          </table:table-cell>
          <table:table-cell office:value-type="float" office:value="2913.76879882813" table:style-name="ce7">
            <text:p>2913.77</text:p>
          </table:table-cell>
          <table:table-cell office:value-type="float" office:value="207060.72159743999" table:style-name="ce6">
            <text:p>207060.7216</text:p>
          </table:table-cell>
          <table:table-cell office:value-type="float" office:value="795259.45482427103" table:style-name="ce6">
            <text:p>795259.4548</text:p>
          </table:table-cell>
          <table:table-cell table:number-columns-repeated="16376"/>
        </table:table-row>
        <table:table-row table:style-name="ro1">
          <table:table-cell office:value-type="float" office:value="0.25" table:style-name="ce7">
            <text:p>0.25</text:p>
          </table:table-cell>
          <table:table-cell office:value-type="float" office:value="5.2" table:style-name="ce8">
            <text:p>5.200</text:p>
          </table:table-cell>
          <table:table-cell office:value-type="float" office:value="28.772499431586098" table:style-name="ce17">
            <text:p>28.7725</text:p>
          </table:table-cell>
          <table:table-cell office:value-type="float" office:value="0.72691119615771205" table:style-name="ce16">
            <text:p>0.7269</text:p>
          </table:table-cell>
          <table:table-cell office:value-type="float" office:value="6169.2844238281295" table:style-name="ce13">
            <text:p>6169.28</text:p>
          </table:table-cell>
          <table:table-cell office:value-type="float" office:value="2353.7413330078102" table:style-name="ce13">
            <text:p>2353.74</text:p>
          </table:table-cell>
          <table:table-cell table:number-columns-repeated="16378" table:style-name="ce1"/>
        </table:table-row>
        <table:table-row table:style-name="ro1">
          <table:table-cell office:value-type="float" office:value="0.3" table:style-name="ce7">
            <text:p>0.30</text:p>
          </table:table-cell>
          <table:table-cell office:value-type="float" office:value="7.57" table:style-name="ce11">
            <text:p>7.570</text:p>
          </table:table-cell>
          <table:table-cell office:value-type="float" office:value="30.8192853926436" table:style-name="ce16">
            <text:p>30.8193</text:p>
          </table:table-cell>
          <table:table-cell office:value-type="float" office:value="0.76958077346132803" table:style-name="ce16">
            <text:p>0.7696</text:p>
          </table:table-cell>
          <table:table-cell office:value-type="float" office:value="4570.7330322265598" table:style-name="ce13">
            <text:p>4570.73</text:p>
          </table:table-cell>
          <table:table-cell office:value-type="float" office:value="1865.1237182617199" table:style-name="ce13">
            <text:p>1865.12</text:p>
          </table:table-cell>
          <table:table-cell table:number-columns-repeated="16378" table:style-name="ce1"/>
        </table:table-row>
        <table:table-row table:style-name="ro1">
          <table:table-cell office:value-type="float" office:value="0.35" table:style-name="ce7">
            <text:p>0.35</text:p>
          </table:table-cell>
          <table:table-cell office:value-type="float" office:value="10.4" table:style-name="ce11">
            <text:p>10.400</text:p>
          </table:table-cell>
          <table:table-cell office:value-type="float" office:value="32.151973890525497" table:style-name="ce17">
            <text:p>32.1520</text:p>
          </table:table-cell>
          <table:table-cell office:value-type="float" office:value="0.80694025364218103" table:style-name="ce17">
            <text:p>0.8069</text:p>
          </table:table-cell>
          <table:table-cell office:value-type="float" office:value="3748.4346923828102" table:style-name="ce13">
            <text:p>3748.43</text:p>
          </table:table-cell>
          <table:table-cell office:value-type="float" office:value="1552.48571777344" table:style-name="ce13">
            <text:p>1552.49</text:p>
          </table:table-cell>
          <table:table-cell table:number-columns-repeated="16378" table:style-name="ce1"/>
        </table:table-row>
        <table:table-row table:style-name="ro1">
          <table:table-cell office:value-type="float" office:value="0.4" table:style-name="ce7">
            <text:p>0.40</text:p>
          </table:table-cell>
          <table:table-cell office:value-type="float" office:value="13.41" table:style-name="ce11">
            <text:p>13.410</text:p>
          </table:table-cell>
          <table:table-cell office:value-type="float" office:value="33.238376729871597" table:style-name="ce16">
            <text:p>33.2384</text:p>
          </table:table-cell>
          <table:table-cell office:value-type="float" office:value="0.82935577727839305" table:style-name="ce17">
            <text:p>0.8294</text:p>
          </table:table-cell>
          <table:table-cell office:value-type="float" office:value="3424.654296875" table:style-name="ce13">
            <text:p>3424.65</text:p>
          </table:table-cell>
          <table:table-cell office:value-type="float" office:value="1539.0756225585901" table:style-name="ce13">
            <text:p>1539.08</text:p>
          </table:table-cell>
          <table:table-cell table:number-columns-repeated="16378" table:style-name="ce1"/>
        </table:table-row>
        <table:table-row table:style-name="ro1">
          <table:table-cell office:value-type="float" office:value="0.45" table:style-name="ce7">
            <text:p>0.45</text:p>
          </table:table-cell>
          <table:table-cell office:value-type="float" office:value="16.46" table:style-name="ce11">
            <text:p>16.460</text:p>
          </table:table-cell>
          <table:table-cell office:value-type="float" office:value="34.063064859210201" table:style-name="ce16">
            <text:p>34.0631</text:p>
          </table:table-cell>
          <table:table-cell office:value-type="float" office:value="0.84559865938674095" table:style-name="ce17">
            <text:p>0.8456</text:p>
          </table:table-cell>
          <table:table-cell office:value-type="float" office:value="3158.26171875" table:style-name="ce13">
            <text:p>3158.26</text:p>
          </table:table-cell>
          <table:table-cell office:value-type="float" office:value="1448.60363769531" table:style-name="ce13">
            <text:p>1448.60</text:p>
          </table:table-cell>
          <table:table-cell table:number-columns-repeated="16378" table:style-name="ce1"/>
        </table:table-row>
        <table:table-row table:style-name="ro1">
          <table:table-cell office:value-type="float" office:value="0.5" table:style-name="ce7">
            <text:p>0.50</text:p>
          </table:table-cell>
          <table:table-cell office:value-type="float" office:value="19.63" table:style-name="ce11">
            <text:p>19.630</text:p>
          </table:table-cell>
          <table:table-cell office:value-type="float" office:value="34.696902654183504" table:style-name="ce17">
            <text:p>34.6969</text:p>
          </table:table-cell>
          <table:table-cell office:value-type="float" office:value="0.85589561572246398" table:style-name="ce17">
            <text:p>0.8559</text:p>
          </table:table-cell>
          <table:table-cell office:value-type="float" office:value="3028.17602539062" table:style-name="ce13">
            <text:p>3028.18</text:p>
          </table:table-cell>
          <table:table-cell office:value-type="float" office:value="1398.7855834960901" table:style-name="ce7">
            <text:p>1398.79</text:p>
          </table:table-cell>
          <table:table-cell table:number-columns-repeated="16378" table:style-name="ce1"/>
        </table:table-row>
        <table:table-row table:style-name="ro1">
          <table:table-cell office:value-type="float" office:value="0.55000000000000004" table:style-name="ce7">
            <text:p>0.55</text:p>
          </table:table-cell>
          <table:table-cell office:value-type="float" office:value="22.47" table:style-name="ce8">
            <text:p>22.470</text:p>
          </table:table-cell>
          <table:table-cell office:value-type="float" office:value="35.201173351437703" table:style-name="ce16">
            <text:p>35.2012</text:p>
          </table:table-cell>
          <table:table-cell office:value-type="float" office:value="0.86667375267857805" table:style-name="ce16">
            <text:p>0.8667</text:p>
          </table:table-cell>
          <table:table-cell office:value-type="float" office:value="2914.7581787109398" table:style-name="ce7">
            <text:p>2914.76</text:p>
          </table:table-cell>
          <table:table-cell office:value-type="float" office:value="1384.16516113281" table:style-name="ce7">
            <text:p>1384.17</text:p>
          </table:table-cell>
          <table:table-cell table:number-columns-repeated="16378" table:style-name="ce1"/>
        </table:table-row>
        <table:table-row table:style-name="ro1">
          <table:table-cell office:value-type="float" office:value="0.6" table:style-name="ce7">
            <text:p>0.60</text:p>
          </table:table-cell>
          <table:table-cell office:value-type="float" office:value="25.48" table:style-name="ce8">
            <text:p>25.480</text:p>
          </table:table-cell>
          <table:table-cell office:value-type="float" office:value="35.684360134455098" table:style-name="ce16">
            <text:p>35.6844</text:p>
          </table:table-cell>
          <table:table-cell office:value-type="float" office:value="0.87452345493745198" table:style-name="ce16">
            <text:p>0.8745</text:p>
          </table:table-cell>
          <table:table-cell office:value-type="float" office:value="2834.56689453125" table:style-name="ce7">
            <text:p>2834.57</text:p>
          </table:table-cell>
          <table:table-cell office:value-type="float" office:value="1348.1964721679699" table:style-name="ce7">
            <text:p>1348.20</text:p>
          </table:table-cell>
          <table:table-cell table:number-columns-repeated="16378" table:style-name="ce1"/>
        </table:table-row>
        <table:table-row table:style-name="ro1">
          <table:table-cell office:value-type="float" office:value="0.65" table:style-name="ce7">
            <text:p>0.65</text:p>
          </table:table-cell>
          <table:table-cell office:value-type="float" office:value="32.06" table:style-name="ce8">
            <text:p>32.060</text:p>
          </table:table-cell>
          <table:table-cell office:value-type="float" office:value="36.511524117323397" table:style-name="ce16">
            <text:p>36.5115</text:p>
          </table:table-cell>
          <table:table-cell office:value-type="float" office:value="0.89007622001806297" table:style-name="ce16">
            <text:p>0.8901</text:p>
          </table:table-cell>
          <table:table-cell office:value-type="float" office:value="2705.9012451171898" table:style-name="ce7">
            <text:p>2705.90</text:p>
          </table:table-cell>
          <table:table-cell office:value-type="float" office:value="1263.7885131835901" table:style-name="ce7">
            <text:p>1263.79</text:p>
          </table:table-cell>
          <table:table-cell table:number-columns-repeated="16378" table:style-name="ce1"/>
        </table:table-row>
        <table:table-row table:style-name="ro1">
          <table:table-cell office:value-type="float" office:value="0.7" table:style-name="ce7">
            <text:p>0.70</text:p>
          </table:table-cell>
          <table:table-cell office:value-type="float" office:value="32.06" table:style-name="ce8">
            <text:p>32.060</text:p>
          </table:table-cell>
          <table:table-cell office:value-type="float" office:value="36.511524117323397" table:style-name="ce16">
            <text:p>36.5115</text:p>
          </table:table-cell>
          <table:table-cell office:value-type="float" office:value="0.89007622001806297" table:style-name="ce16">
            <text:p>0.8901</text:p>
          </table:table-cell>
          <table:table-cell office:value-type="float" office:value="2705.9012451171898" table:style-name="ce7">
            <text:p>2705.90</text:p>
          </table:table-cell>
          <table:table-cell office:value-type="float" office:value="1263.7885131835901" table:style-name="ce7">
            <text:p>1263.79</text:p>
          </table:table-cell>
          <table:table-cell table:number-columns-repeated="16378" table:style-name="ce1"/>
        </table:table-row>
        <table:table-row table:style-name="ro1">
          <table:table-cell office:value-type="float" office:value="0.75" table:style-name="ce7">
            <text:p>0.75</text:p>
          </table:table-cell>
          <table:table-cell office:value-type="float" office:value="35.4" table:style-name="ce8">
            <text:p>35.400</text:p>
          </table:table-cell>
          <table:table-cell office:value-type="float" office:value="36.796706457392197" table:style-name="ce17">
            <text:p>36.7967</text:p>
          </table:table-cell>
          <table:table-cell office:value-type="float" office:value="0.89573570609290598" table:style-name="ce16">
            <text:p>0.8957</text:p>
          </table:table-cell>
          <table:table-cell office:value-type="float" office:value="2670.28759765625" table:style-name="ce13">
            <text:p>2670.29</text:p>
          </table:table-cell>
          <table:table-cell office:value-type="float" office:value="1264.8806762695301" table:style-name="ce13">
            <text:p>1264.88</text:p>
          </table:table-cell>
          <table:table-cell table:number-columns-repeated="16378" table:style-name="ce1"/>
        </table:table-row>
        <table:table-row table:style-name="ro1">
          <table:table-cell office:value-type="float" office:value="0.8" table:style-name="ce7">
            <text:p>0.80</text:p>
          </table:table-cell>
          <table:table-cell office:value-type="float" office:value="38.450000000000003" table:style-name="ce8">
            <text:p>38.450</text:p>
          </table:table-cell>
          <table:table-cell office:value-type="float" office:value="37.086806102973704" table:style-name="ce17">
            <text:p>37.0868</text:p>
          </table:table-cell>
          <table:table-cell office:value-type="float" office:value="0.90057862657406496" table:style-name="ce17">
            <text:p>0.9006</text:p>
          </table:table-cell>
          <table:table-cell office:value-type="float" office:value="2623.10302734375" table:style-name="ce13">
            <text:p>2623.10</text:p>
          </table:table-cell>
          <table:table-cell office:value-type="float" office:value="1280.7478637695301" table:style-name="ce13">
            <text:p>1280.75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1">
          <table:table-cell table:style-name="ce1"/>
          <table:table-cell table:style-name="ce4"/>
          <table:table-cell table:style-name="ce15"/>
          <table:table-cell table:style-name="ce5"/>
          <table:table-cell table:number-columns-repeated="2" table:style-name="ce2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number-rows-repeated="1048559" table:style-name="ro2">
          <table:table-cell table:number-columns-repeated="16384"/>
        </table:table-row>
      </table:table>
      <table:table table:name="Sailboat" table:style-name="ta1">
        <table:table-column table:style-name="co1" table:default-cell-style-name="ce1"/>
        <table:table-column table:style-name="co1" table:number-columns-repeated="2" table:default-cell-style-name="ce4"/>
        <table:table-column table:style-name="co1" table:default-cell-style-name="ce5"/>
        <table:table-column table:style-name="co1" table:number-columns-repeated="2" table:default-cell-style-name="ce2"/>
        <table:table-column table:style-name="co2" table:number-columns-repeated="16378" table:default-cell-style-name="ce1"/>
        <table:table-row table:style-name="ro1">
          <table:table-cell office:value-type="string" table:style-name="ce2">
            <text:p>bpp</text:p>
          </table:table-cell>
          <table:table-cell office:value-type="string" table:style-name="ce4">
            <text:p>Q</text:p>
          </table:table-cell>
          <table:table-cell office:value-type="string" table:style-name="ce4">
            <text:p>PSNR</text:p>
          </table:table-cell>
          <table:table-cell office:value-type="string" table:style-name="ce5">
            <text:p>MSSIM</text:p>
          </table:table-cell>
          <table:table-cell office:value-type="string" table:style-name="ce2">
            <text:p>MSDS1</text:p>
          </table:table-cell>
          <table:table-cell office:value-type="string" table:style-name="ce2">
            <text:p>MSDS2</text:p>
          </table:table-cell>
          <table:table-cell office:value-type="string" table:style-name="ce1">
            <text:p>low_3_value</text:p>
          </table:table-cell>
          <table:table-cell office:value-type="string" table:style-name="ce4">
            <text:p>others_value</text:p>
          </table:table-cell>
          <table:table-cell table:number-columns-repeated="16376"/>
        </table:table-row>
        <table:table-row table:style-name="ro1">
          <table:table-cell office:value-type="float" office:value="0.2" table:style-name="ce2">
            <text:p>0.20</text:p>
          </table:table-cell>
          <table:table-cell office:value-type="float" office:value="2.04" table:style-name="ce4">
            <text:p>2.040</text:p>
          </table:table-cell>
          <table:table-cell office:value-type="float" office:value="20.769806068778198" table:style-name="ce4">
            <text:p>20.770</text:p>
          </table:table-cell>
          <table:table-cell office:value-type="float" office:value="0.47911456974713201" table:style-name="ce5">
            <text:p>0.47911</text:p>
          </table:table-cell>
          <table:table-cell office:value-type="float" office:value="35113.414794921897" table:style-name="ce2">
            <text:p>35113.41</text:p>
          </table:table-cell>
          <table:table-cell office:value-type="float" office:value="10916.7636108398" table:style-name="ce2">
            <text:p>10916.76</text:p>
          </table:table-cell>
          <table:table-cell office:value-type="float" office:value="482390.59586799901" table:style-name="ce6">
            <text:p>482390.5959</text:p>
          </table:table-cell>
          <table:table-cell office:value-type="float" office:value="1912498.64772055" table:style-name="ce6">
            <text:p>1912498.648</text:p>
          </table:table-cell>
          <table:table-cell table:number-columns-repeated="16376"/>
        </table:table-row>
        <table:table-row table:style-name="ro1">
          <table:table-cell office:value-type="float" office:value="0.25" table:style-name="ce2">
            <text:p>0.25</text:p>
          </table:table-cell>
          <table:table-cell office:value-type="float" office:value="2.79" table:style-name="ce4">
            <text:p>2.790</text:p>
          </table:table-cell>
          <table:table-cell office:value-type="float" office:value="22.375614867938999" table:style-name="ce4">
            <text:p>22.376</text:p>
          </table:table-cell>
          <table:table-cell office:value-type="float" office:value="0.561301165064925" table:style-name="ce5">
            <text:p>0.56130</text:p>
          </table:table-cell>
          <table:table-cell office:value-type="float" office:value="30159.879394531199" table:style-name="ce2">
            <text:p>30159.88</text:p>
          </table:table-cell>
          <table:table-cell office:value-type="float" office:value="10458.070983886701" table:style-name="ce2">
            <text:p>10458.07</text:p>
          </table:table-cell>
          <table:table-cell table:number-columns-repeated="16378" table:style-name="ce1"/>
        </table:table-row>
        <table:table-row table:style-name="ro1">
          <table:table-cell office:value-type="float" office:value="0.3" table:style-name="ce2">
            <text:p>0.30</text:p>
          </table:table-cell>
          <table:table-cell office:value-type="float" office:value="3.57" table:style-name="ce4">
            <text:p>3.570</text:p>
          </table:table-cell>
          <table:table-cell office:value-type="float" office:value="23.3684512444954" table:style-name="ce4">
            <text:p>23.368</text:p>
          </table:table-cell>
          <table:table-cell office:value-type="float" office:value="0.595078772170479" table:style-name="ce5">
            <text:p>0.59508</text:p>
          </table:table-cell>
          <table:table-cell office:value-type="float" office:value="26217.541137695302" table:style-name="ce2">
            <text:p>26217.54</text:p>
          </table:table-cell>
          <table:table-cell office:value-type="float" office:value="9395.2973022460901" table:style-name="ce2">
            <text:p>9395.30</text:p>
          </table:table-cell>
          <table:table-cell table:number-columns-repeated="16378" table:style-name="ce1"/>
        </table:table-row>
        <table:table-row table:style-name="ro1">
          <table:table-cell office:value-type="float" office:value="0.35" table:style-name="ce2">
            <text:p>0.35</text:p>
          </table:table-cell>
          <table:table-cell office:value-type="float" office:value="4.3499999999999996" table:style-name="ce4">
            <text:p>4.350</text:p>
          </table:table-cell>
          <table:table-cell office:value-type="float" office:value="24.380861306419501" table:style-name="ce4">
            <text:p>24.381</text:p>
          </table:table-cell>
          <table:table-cell office:value-type="float" office:value="0.63353127312424495" table:style-name="ce5">
            <text:p>0.63353</text:p>
          </table:table-cell>
          <table:table-cell office:value-type="float" office:value="23171.900512695302" table:style-name="ce2">
            <text:p>23171.90</text:p>
          </table:table-cell>
          <table:table-cell office:value-type="float" office:value="8720.2622680664099" table:style-name="ce2">
            <text:p>8720.26</text:p>
          </table:table-cell>
          <table:table-cell table:number-columns-repeated="16378" table:style-name="ce1"/>
        </table:table-row>
        <table:table-row table:style-name="ro1">
          <table:table-cell office:value-type="float" office:value="0.4" table:style-name="ce2">
            <text:p>0.40</text:p>
          </table:table-cell>
          <table:table-cell office:value-type="float" office:value="5.18" table:style-name="ce4">
            <text:p>5.180</text:p>
          </table:table-cell>
          <table:table-cell office:value-type="float" office:value="25.017355421833798" table:style-name="ce4">
            <text:p>25.017</text:p>
          </table:table-cell>
          <table:table-cell office:value-type="float" office:value="0.66041163627176203" table:style-name="ce5">
            <text:p>0.66041</text:p>
          </table:table-cell>
          <table:table-cell office:value-type="float" office:value="20904.897949218699" table:style-name="ce2">
            <text:p>20904.90</text:p>
          </table:table-cell>
          <table:table-cell office:value-type="float" office:value="8100.6862182617197" table:style-name="ce2">
            <text:p>8100.69</text:p>
          </table:table-cell>
          <table:table-cell table:number-columns-repeated="16378" table:style-name="ce1"/>
        </table:table-row>
        <table:table-row table:style-name="ro1">
          <table:table-cell office:value-type="float" office:value="0.45" table:style-name="ce2">
            <text:p>0.45</text:p>
          </table:table-cell>
          <table:table-cell office:value-type="float" office:value="6.09" table:style-name="ce4">
            <text:p>6.090</text:p>
          </table:table-cell>
          <table:table-cell office:value-type="float" office:value="25.780833371630901" table:style-name="ce4">
            <text:p>25.781</text:p>
          </table:table-cell>
          <table:table-cell office:value-type="float" office:value="0.68788293332635997" table:style-name="ce5">
            <text:p>0.68788</text:p>
          </table:table-cell>
          <table:table-cell office:value-type="float" office:value="19372.3830566406" table:style-name="ce2">
            <text:p>19372.38</text:p>
          </table:table-cell>
          <table:table-cell office:value-type="float" office:value="7631.4200439453098" table:style-name="ce2">
            <text:p>7631.42</text:p>
          </table:table-cell>
          <table:table-cell table:number-columns-repeated="16378" table:style-name="ce1"/>
        </table:table-row>
        <table:table-row table:style-name="ro1">
          <table:table-cell office:value-type="float" office:value="0.5" table:style-name="ce2">
            <text:p>0.50</text:p>
          </table:table-cell>
          <table:table-cell office:value-type="float" office:value="7.01" table:style-name="ce4">
            <text:p>7.010</text:p>
          </table:table-cell>
          <table:table-cell office:value-type="float" office:value="26.324344745520801" table:style-name="ce4">
            <text:p>26.324</text:p>
          </table:table-cell>
          <table:table-cell office:value-type="float" office:value="0.70840296701495997" table:style-name="ce5">
            <text:p>0.70840</text:p>
          </table:table-cell>
          <table:table-cell office:value-type="float" office:value="18080.644409179698" table:style-name="ce2">
            <text:p>18080.64</text:p>
          </table:table-cell>
          <table:table-cell office:value-type="float" office:value="7347.7571411132803" table:style-name="ce2">
            <text:p>7347.76</text:p>
          </table:table-cell>
          <table:table-cell table:number-columns-repeated="16378" table:style-name="ce1"/>
        </table:table-row>
        <table:table-row table:style-name="ro1">
          <table:table-cell office:value-type="float" office:value="0.55000000000000004" table:style-name="ce2">
            <text:p>0.55</text:p>
          </table:table-cell>
          <table:table-cell office:value-type="float" office:value="8.01" table:style-name="ce4">
            <text:p>8.010</text:p>
          </table:table-cell>
          <table:table-cell office:value-type="float" office:value="26.844147529842299" table:style-name="ce4">
            <text:p>26.844</text:p>
          </table:table-cell>
          <table:table-cell office:value-type="float" office:value="0.72652385140098596" table:style-name="ce5">
            <text:p>0.72652</text:p>
          </table:table-cell>
          <table:table-cell office:value-type="float" office:value="16915.954711914099" table:style-name="ce2">
            <text:p>16915.95</text:p>
          </table:table-cell>
          <table:table-cell office:value-type="float" office:value="7009.1398925781295" table:style-name="ce2">
            <text:p>7009.14</text:p>
          </table:table-cell>
          <table:table-cell table:number-columns-repeated="16378" table:style-name="ce1"/>
        </table:table-row>
        <table:table-row table:style-name="ro1">
          <table:table-cell office:value-type="float" office:value="0.6" table:style-name="ce2">
            <text:p>0.60</text:p>
          </table:table-cell>
          <table:table-cell office:value-type="float" office:value="8.98" table:style-name="ce4">
            <text:p>8.980</text:p>
          </table:table-cell>
          <table:table-cell office:value-type="float" office:value="27.261763866153998" table:style-name="ce4">
            <text:p>27.262</text:p>
          </table:table-cell>
          <table:table-cell office:value-type="float" office:value="0.74267393308073104" table:style-name="ce5">
            <text:p>0.74267</text:p>
          </table:table-cell>
          <table:table-cell office:value-type="float" office:value="15928.871582031299" table:style-name="ce2">
            <text:p>15928.87</text:p>
          </table:table-cell>
          <table:table-cell office:value-type="float" office:value="6729.2117919921902" table:style-name="ce2">
            <text:p>6729.21</text:p>
          </table:table-cell>
          <table:table-cell table:number-columns-repeated="16378" table:style-name="ce1"/>
        </table:table-row>
        <table:table-row table:style-name="ro1">
          <table:table-cell office:value-type="float" office:value="0.65" table:style-name="ce2">
            <text:p>0.65</text:p>
          </table:table-cell>
          <table:table-cell office:value-type="float" office:value="10.050000000000001" table:style-name="ce4">
            <text:p>10.050</text:p>
          </table:table-cell>
          <table:table-cell office:value-type="float" office:value="27.653901793872802" table:style-name="ce4">
            <text:p>27.654</text:p>
          </table:table-cell>
          <table:table-cell office:value-type="float" office:value="0.75422270813297998" table:style-name="ce5">
            <text:p>0.75422</text:p>
          </table:table-cell>
          <table:table-cell office:value-type="float" office:value="15318.4083251953" table:style-name="ce2">
            <text:p>15318.41</text:p>
          </table:table-cell>
          <table:table-cell office:value-type="float" office:value="6607.1658325195303" table:style-name="ce2">
            <text:p>6607.17</text:p>
          </table:table-cell>
          <table:table-cell table:number-columns-repeated="16378" table:style-name="ce1"/>
        </table:table-row>
        <table:table-row table:style-name="ro1">
          <table:table-cell office:value-type="float" office:value="0.7" table:style-name="ce2">
            <text:p>0.70</text:p>
          </table:table-cell>
          <table:table-cell office:value-type="float" office:value="11.3" table:style-name="ce4">
            <text:p>11.300</text:p>
          </table:table-cell>
          <table:table-cell office:value-type="float" office:value="28.103500683530498" table:style-name="ce4">
            <text:p>28.104</text:p>
          </table:table-cell>
          <table:table-cell office:value-type="float" office:value="0.76892541144034299" table:style-name="ce5">
            <text:p>0.76893</text:p>
          </table:table-cell>
          <table:table-cell office:value-type="float" office:value="14610.7528076172" table:style-name="ce2">
            <text:p>14610.75</text:p>
          </table:table-cell>
          <table:table-cell office:value-type="float" office:value="6277.6486206054697" table:style-name="ce2">
            <text:p>6277.65</text:p>
          </table:table-cell>
          <table:table-cell table:number-columns-repeated="16378" table:style-name="ce1"/>
        </table:table-row>
        <table:table-row table:style-name="ro1">
          <table:table-cell office:value-type="float" office:value="0.75" table:style-name="ce2">
            <text:p>0.75</text:p>
          </table:table-cell>
          <table:table-cell office:value-type="float" office:value="12.31" table:style-name="ce4">
            <text:p>12.310</text:p>
          </table:table-cell>
          <table:table-cell office:value-type="float" office:value="28.3819227329186" table:style-name="ce4">
            <text:p>28.382</text:p>
          </table:table-cell>
          <table:table-cell office:value-type="float" office:value="0.77707245885232401" table:style-name="ce5">
            <text:p>0.77707</text:p>
          </table:table-cell>
          <table:table-cell office:value-type="float" office:value="14250.0012207031" table:style-name="ce2">
            <text:p>14250.00</text:p>
          </table:table-cell>
          <table:table-cell office:value-type="float" office:value="6249.4837646484402" table:style-name="ce2">
            <text:p>6249.48</text:p>
          </table:table-cell>
          <table:table-cell table:number-columns-repeated="16378" table:style-name="ce1"/>
        </table:table-row>
        <table:table-row table:style-name="ro1">
          <table:table-cell office:value-type="float" office:value="0.8" table:style-name="ce2">
            <text:p>0.80</text:p>
          </table:table-cell>
          <table:table-cell office:value-type="float" office:value="13.5" table:style-name="ce4">
            <text:p>13.500</text:p>
          </table:table-cell>
          <table:table-cell office:value-type="float" office:value="28.7105500275491" table:style-name="ce4">
            <text:p>28.711</text:p>
          </table:table-cell>
          <table:table-cell office:value-type="float" office:value="0.78875792739642703" table:style-name="ce5">
            <text:p>0.78876</text:p>
          </table:table-cell>
          <table:table-cell office:value-type="float" office:value="13745.247680664101" table:style-name="ce2">
            <text:p>13745.25</text:p>
          </table:table-cell>
          <table:table-cell office:value-type="float" office:value="6115.4297485351599" table:style-name="ce2">
            <text:p>6115.43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1">
          <table:table-cell table:style-name="ce1"/>
          <table:table-cell table:number-columns-repeated="2" table:style-name="ce4"/>
          <table:table-cell table:style-name="ce5"/>
          <table:table-cell table:number-columns-repeated="2" table:style-name="ce2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HG ゴシックB Sun" svg:font-family="&quot;HG ゴシックB Sun&quot;"/>
    <style:font-face style:name="ＭＳ Ｐゴシック" svg:font-family="&quot;ＭＳ Ｐゴシック&quot;"/>
    <style:font-face style:name="Droid Sans Fallback" svg:font-family="&quot;Droid Sans Fallback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48">
      <number:number number:decimal-places="3" number:min-integer-digits="1"/>
    </number:number-style>
    <number:number-style style:name="N49">
      <number:number number:decimal-places="5" number:min-integer-digits="1"/>
    </number:number-style>
    <number:number-style style:name="N50">
      <number:number number:decimal-places="4" number:min-integer-digits="1"/>
    </number:number-style>
    <number:number-style style:name="N51">
      <number:number number:decimal-places="3" number:min-integer-digits="1" number:grouping="true"/>
    </number:number-style>
    <style:style style:name="Accent" style:family="table-cell" style:data-style-name="N0">
      <style:table-cell-properties style:vertical-align="middle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middle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middle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ページ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dc:creator>HIRO</dc:creator>
    <meta:creation-date>2019-12-20T17:06:05Z</meta:creation-date>
    <dc:date>2020-01-05T06:01:37Z</dc:date>
    <meta:editing-cycles>10</meta:editing-cycles>
    <meta:editing-duration>PT3297S</meta:editing-duration>
  </office:meta>
</office:document-meta>
</file>